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reateTimeTab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5.4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3">
      <style:text-properties fo:color="#6666ff" fo:font-weight="bold" style:font-weight-asian="bold" style:font-weight-complex="bold"/>
    </style:style>
    <style:style style:name="ce3" style:family="table-cell" style:parent-style-name="Default" style:data-style-name="N33"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style:vertical-align="middle"/>
      <style:text-properties fo:color="#6666ff" style:font-name="Liberation Sans" fo:font-weight="bold" style:font-name-asian="TakaoPGothic" style:font-weight-asian="bold" style:font-name-complex="TakaoPGothic" style:font-weight-complex="bold"/>
    </style:style>
    <style:style style:name="ce18" style:family="table-cell" style:parent-style-name="Default">
      <style:table-cell-properties style:vertical-align="middle"/>
      <style:text-properties fo:color="#ff0000" style:font-name="Liberation Sans" fo:font-weight="bold" style:font-name-asian="TakaoPGothic" style:font-weight-asian="bold" style:font-name-complex="TakaoPGothic" style:font-weight-complex="bold"/>
    </style:style>
    <style:style style:name="ce19" style:family="table-cell" style:parent-style-name="Default">
      <style:text-properties fo:font-weight="bold" style:font-name-asian="Noto Sans CJK JP" style:font-weight-asian="bold" style:font-name-complex="Lohit Devanagari" style:font-weight-complex="bold"/>
    </style:style>
    <style:style style:name="ce20" style:family="table-cell" style:parent-style-name="Default" style:data-style-name="N33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21" style:family="table-cell" style:parent-style-name="Default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9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9"/>
    <style:style style:name="ce12" style:family="table-cell" style:parent-style-name="Default" style:data-style-name="N33"/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33">
      <style:table-cell-properties style:vertical-align="top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  <style:style style:name="T1" style:family="text">
      <style:text-properties fo:color="#6666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時間割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自動割振実行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reateTimeTable.Main?language=Basic&amp;location=document" xlink:type="simple"/>
              </office:event-listeners>
            </form:button>
          </form:form>
        </office:forms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35" table:default-cell-style-name="Default"/>
        <table:table-column table:style-name="co4" table:number-columns-repeated="975" table:default-cell-style-name="Default"/>
        <table:table-row table:style-name="ro1">
          <table:table-cell table:number-columns-repeated="1013"/>
        </table:table-row>
        <table:table-row table:style-name="ro2">
          <table:table-cell table:style-name="ce1" table:number-columns-repeated="2"/>
          <table:table-cell/>
          <table:table-cell table:style-name="ce19" office:value-type="string" calcext:value-type="string">
            <text:p>広い教室（机椅子移動可）1</text:p>
          </table:table-cell>
          <table:table-cell table:style-name="ce19" office:value-type="string" calcext:value-type="string">
            <text:p>広い教室（机椅子移動可）2</text:p>
          </table:table-cell>
          <table:table-cell table:style-name="ce19" office:value-type="string" calcext:value-type="string">
            <text:p>広い教室（机椅子移動可）3</text:p>
          </table:table-cell>
          <table:table-cell table:style-name="ce19" office:value-type="string" calcext:value-type="string">
            <text:p>広い教室（机椅子移動可）4</text:p>
          </table:table-cell>
          <table:table-cell table:style-name="ce19" office:value-type="string" calcext:value-type="string">
            <text:p>広い教室（机椅子移動可）5</text:p>
          </table:table-cell>
          <table:table-cell table:style-name="ce19" office:value-type="string" calcext:value-type="string">
            <text:p>広い教室（机椅子移動可）6</text:p>
          </table:table-cell>
          <table:table-cell table:style-name="ce19" office:value-type="string" calcext:value-type="string">
            <text:p>広い教室（机椅子移動可）7</text:p>
          </table:table-cell>
          <table:table-cell table:style-name="ce19" office:value-type="string" calcext:value-type="string">
            <text:p>広い教室（机椅子移動不可）1</text:p>
          </table:table-cell>
          <table:table-cell table:style-name="ce19" office:value-type="string" calcext:value-type="string">
            <text:p>広い教室（机椅子移動不可）2</text:p>
          </table:table-cell>
          <table:table-cell table:style-name="ce19" office:value-type="string" calcext:value-type="string">
            <text:p>広い教室（机椅子移動不可）3</text:p>
          </table:table-cell>
          <table:table-cell table:style-name="ce19" office:value-type="string" calcext:value-type="string">
            <text:p>普通の教室（机椅子移動可）1</text:p>
          </table:table-cell>
          <table:table-cell table:style-name="ce19" office:value-type="string" calcext:value-type="string">
            <text:p>普通の教室（机椅子移動可）2</text:p>
          </table:table-cell>
          <table:table-cell table:style-name="ce19" office:value-type="string" calcext:value-type="string">
            <text:p>普通の教室（机椅子移動可）3</text:p>
          </table:table-cell>
          <table:table-cell table:style-name="ce19" office:value-type="string" calcext:value-type="string">
            <text:p>普通の教室（机椅子移動可）4</text:p>
          </table:table-cell>
          <table:table-cell table:style-name="ce19" office:value-type="string" calcext:value-type="string">
            <text:p>普通の教室（机椅子移動可）5</text:p>
          </table:table-cell>
          <table:table-cell table:style-name="ce19" office:value-type="string" calcext:value-type="string">
            <text:p>普通の教室（机椅子移動可）6</text:p>
          </table:table-cell>
          <table:table-cell table:style-name="ce19" office:value-type="string" calcext:value-type="string">
            <text:p>普通の教室（机椅子移動可）7</text:p>
          </table:table-cell>
          <table:table-cell table:style-name="ce19" office:value-type="string" calcext:value-type="string">
            <text:p>普通の教室（机椅子移動可）8</text:p>
          </table:table-cell>
          <table:table-cell table:style-name="ce19" office:value-type="string" calcext:value-type="string">
            <text:p>普通の教室（机椅子移動可）9</text:p>
          </table:table-cell>
          <table:table-cell table:style-name="ce19" office:value-type="string" calcext:value-type="string">
            <text:p>普通の教室（机椅子移動可）10</text:p>
          </table:table-cell>
          <table:table-cell table:style-name="ce19" office:value-type="string" calcext:value-type="string">
            <text:p>普通の教室（机椅子移動可）11</text:p>
          </table:table-cell>
          <table:table-cell table:style-name="ce19" office:value-type="string" calcext:value-type="string">
            <text:p>普通の教室（机椅子移動可）12</text:p>
          </table:table-cell>
          <table:table-cell table:style-name="ce19" office:value-type="string" calcext:value-type="string">
            <text:p>普通の教室（机椅子移動可）13</text:p>
          </table:table-cell>
          <table:table-cell table:style-name="ce19" office:value-type="string" calcext:value-type="string">
            <text:p>普通の教室（机椅子移動可）14</text:p>
          </table:table-cell>
          <table:table-cell table:style-name="ce19" office:value-type="string" calcext:value-type="string">
            <text:p>普通の教室（机椅子移動可）15</text:p>
          </table:table-cell>
          <table:table-cell table:style-name="ce19" office:value-type="string" calcext:value-type="string">
            <text:p>普通の教室（机椅子移動可）16</text:p>
          </table:table-cell>
          <table:table-cell table:style-name="ce19" office:value-type="string" calcext:value-type="string">
            <text:p>普通の教室（机椅子移動可）17</text:p>
          </table:table-cell>
          <table:table-cell table:style-name="ce19" office:value-type="string" calcext:value-type="string">
            <text:p>普通の教室（机椅子移動可）18</text:p>
          </table:table-cell>
          <table:table-cell table:style-name="ce19" office:value-type="string" calcext:value-type="string">
            <text:p>普通の教室（机椅子移動可）19</text:p>
          </table:table-cell>
          <table:table-cell table:style-name="ce19" office:value-type="string" calcext:value-type="string">
            <text:p>普通の教室（机椅子移動可）20</text:p>
          </table:table-cell>
          <table:table-cell table:style-name="ce19" office:value-type="string" calcext:value-type="string">
            <text:p>普通の教室（机椅子移動可）21</text:p>
          </table:table-cell>
          <table:table-cell table:style-name="ce19" office:value-type="string" calcext:value-type="string">
            <text:p>普通の教室（机椅子移動可）22</text:p>
          </table:table-cell>
          <table:table-cell table:style-name="ce19" office:value-type="string" calcext:value-type="string">
            <text:p>普通の教室（机椅子移動不可）1</text:p>
          </table:table-cell>
          <table:table-cell table:style-name="ce19" office:value-type="string" calcext:value-type="string">
            <text:p>普通の教室（机椅子移動不可）2</text:p>
          </table:table-cell>
          <table:table-cell table:style-name="ce19" office:value-type="string" calcext:value-type="string">
            <text:p>普通の教室（机椅子移動不可）3</text:p>
          </table:table-cell>
          <table:table-cell table:style-name="ce1" table:number-columns-repeated="975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５日（土）</text:p>
            <text:p>1限目</text:p>
          </table:table-cell>
          <table:table-cell table:style-name="ce20" office:value-type="string" calcext:value-type="string">
            <text:p>グラフィックレコーディング入門</text:p>
            <text:p>大西優太朗</text:p>
            <text:p>プロジェクター</text:p>
          </table:table-cell>
          <table:table-cell table:style-name="ce21" office:value-type="string" calcext:value-type="string">
            <text:p>お金持ちになりたい!!と言える子集まれ!</text:p>
            <text:p>棟田佐和子</text:p>
            <text:p>プロジェクター</text:p>
          </table:table-cell>
          <table:table-cell table:style-name="ce21" office:value-type="string" calcext:value-type="string">
            <text:p>わくわくドキドキ経営戦略ゲーム</text:p>
            <text:p>オ ゼミ</text:p>
            <text:p>プロジェクター</text:p>
          </table:table-cell>
          <table:table-cell table:style-name="ce21" office:value-type="string" calcext:value-type="string">
            <text:p>みえない人のスポーツやってみよう!</text:p>
            <text:p>尼崎市立身体障害者福祉センターまっちゃ</text:p>
            <text:p/>
          </table:table-cell>
          <table:table-cell table:style-name="ce21" office:value-type="string" calcext:value-type="string">
            <text:p>一緒に歌おう!シニアバンドわくわくライブ</text:p>
            <text:p>THE GAKU-YOU</text:p>
            <text:p/>
          </table:table-cell>
          <table:table-cell table:style-name="ce6" office:value-type="string" calcext:value-type="string">
            <text:p>キラキラ☆夏の思い出水族館</text:p>
            <text:p>城釜 らら・鳥越 麗緒菜</text:p>
            <text:p/>
          </table:table-cell>
          <table:table-cell table:style-name="ce6" office:value-type="string" calcext:value-type="string">
            <text:p>理学療法士が話すフレイルの話(仮)</text:p>
            <text:p>兵庫県理学療法士協会 尼崎支部</text:p>
            <text:p>プロジェクター</text:p>
          </table:table-cell>
          <table:table-cell table:style-name="ce6" office:value-type="string" calcext:value-type="string">
            <text:p>優先すべきはNISAではなくiDeCo</text:p>
            <text:p>kawanose</text:p>
            <text:p>プロジェクター</text:p>
          </table:table-cell>
          <table:table-cell table:style-name="ce6" office:value-type="string" calcext:value-type="string">
            <text:p>2025年大阪・関西万博について</text:p>
            <text:p>村井 大輝</text:p>
            <text:p>プロジェクター</text:p>
          </table:table-cell>
          <table:table-cell table:style-name="ce6" office:value-type="string" calcext:value-type="string">
            <text:p>筋トレ概論</text:p>
            <text:p>寺田有志</text:p>
            <text:p>プロジェクター</text:p>
          </table:table-cell>
          <table:table-cell table:style-name="ce6" office:value-type="string" calcext:value-type="string">
            <text:p>深い眠りへの扉 質の高い睡眠を手に入れる</text:p>
            <text:p>樋口麻理</text:p>
            <text:p>プロジェクター</text:p>
          </table:table-cell>
          <table:table-cell table:style-name="ce6" office:value-type="string" calcext:value-type="string">
            <text:p>作ってみよう、MYコースター♪</text:p>
            <text:p>おのうえ るい</text:p>
            <text:p>プロジェクター</text:p>
          </table:table-cell>
          <table:table-cell table:style-name="ce6" office:value-type="string" calcext:value-type="string">
            <text:p>租税教室「楽しく税金を学ぼうゼイ!」</text:p>
            <text:p>尼崎市租税教育推進協議会 尾ノ上直子</text:p>
            <text:p>プロジェクター</text:p>
          </table:table-cell>
          <table:table-cell table:style-name="ce6" office:value-type="string" calcext:value-type="string">
            <text:p>芦国生と世界を旅しよう!</text:p>
            <text:p>芦屋国際生徒会</text:p>
            <text:p>プロジェクター</text:p>
          </table:table-cell>
          <table:table-cell table:style-name="ce6" office:value-type="string" calcext:value-type="string">
            <text:p>一級建築士が語る大好きなまちなみの育て方</text:p>
            <text:p>都市計画課</text:p>
            <text:p>プロジェクター</text:p>
          </table:table-cell>
          <table:table-cell table:style-name="ce6" office:value-type="string" calcext:value-type="string">
            <text:p>初めてボートレース場で働く公務員物語</text:p>
            <text:p>尼崎市ボートレース事業部 寺沢元芳</text:p>
            <text:p>プロジェクター</text:p>
          </table:table-cell>
          <table:table-cell table:style-name="ce6" office:value-type="string" calcext:value-type="string">
            <text:p>心の相談室 悩み解決の糸口をみつけます。</text:p>
            <text:p>しろやぎ先生</text:p>
            <text:p/>
          </table:table-cell>
          <table:table-cell table:style-name="ce6" office:value-type="string" calcext:value-type="string">
            <text:p>やってみよう!ピアカウンセリング</text:p>
            <text:p>松井幸恵</text:p>
            <text:p/>
          </table:table-cell>
          <table:table-cell table:style-name="ce6" office:value-type="string" calcext:value-type="string">
            <text:p>「森の会議」サマセミ出張版</text:p>
            <text:p>森の会議メンバー</text:p>
            <text:p>プロジェクター</text:p>
          </table:table-cell>
          <table:table-cell table:style-name="ce6" office:value-type="string" calcext:value-type="string">
            <text:p>水に流せない水道の話</text:p>
            <text:p>阪神水道企業団</text:p>
            <text:p>プロジェクター</text:p>
          </table:table-cell>
          <table:table-cell table:style-name="ce6" office:value-type="string" calcext:value-type="string">
            <text:p>被災者の思い出を守る写真洗浄ボランティア</text:p>
            <text:p>大竹 修(おおたけ しゅう)</text:p>
            <text:p>プロジェクター</text:p>
          </table:table-cell>
          <table:table-cell table:style-name="ce6" office:value-type="string" calcext:value-type="string">
            <text:p>あまがさき共創DXプランを見てみよう</text:p>
            <text:p>ひるもと よしはる</text:p>
            <text:p>プロジェクター</text:p>
          </table:table-cell>
          <table:table-cell table:style-name="ce6" office:value-type="string" calcext:value-type="string">
            <text:p>小説をネガポジ分析で可視化してみよう!</text:p>
            <text:p>よしむらねお</text:p>
            <text:p>プロジェクター</text:p>
          </table:table-cell>
          <table:table-cell table:style-name="ce6" office:value-type="string" calcext:value-type="string">
            <text:p>脳に学ぶAIが判断している仕組みを知ろう</text:p>
            <text:p>小田桐良一</text:p>
            <text:p>プロジェクター</text:p>
          </table:table-cell>
          <table:table-cell table:style-name="ce6" office:value-type="string" calcext:value-type="string">
            <text:p>クイズ??正解は十年後</text:p>
            <text:p>都市政策課</text:p>
            <text:p/>
          </table:table-cell>
          <table:table-cell table:style-name="ce6" office:value-type="string" calcext:value-type="string">
            <text:p>彫紙アーティストが教える模写のコツ</text:p>
            <text:p>和田俊史</text:p>
            <text:p/>
          </table:table-cell>
          <table:table-cell table:style-name="ce6" office:value-type="string" calcext:value-type="string">
            <text:p>今日から使える!ドロボーに嫌われる方法!</text:p>
            <text:p>後藤裕司</text:p>
            <text:p>プロジェクター</text:p>
          </table:table-cell>
          <table:table-cell table:style-name="ce6" office:value-type="string" calcext:value-type="string">
            <text:p>早期発見がガギ!大腸ガンについて</text:p>
            <text:p>阪神医生協診療所</text:p>
            <text:p>プロジェクター</text:p>
          </table:table-cell>
          <table:table-cell office:value-type="string" calcext:value-type="string">
            <text:p>★必勝?資格試験(いまどきの勉強法)</text:p>
            <text:p>なまけもの</text:p>
            <text:p>プロジェクター</text:p>
          </table:table-cell>
          <table:table-cell office:value-type="string" calcext:value-type="string">
            <text:p>食卓が華やかに♪フルーツカットを楽しもう</text:p>
            <text:p>千ふく みどり</text:p>
            <text:p/>
          </table:table-cell>
          <table:table-cell office:value-type="string" calcext:value-type="string">
            <text:p>国語を伸ばす勉強法講座</text:p>
            <text:p>中川景太</text:p>
            <text:p>プロジェクター</text:p>
          </table:table-cell>
          <table:table-cell office:value-type="string" calcext:value-type="string">
            <text:p>二ホンミツバチとハーブと蜂蜜と</text:p>
            <text:p>尾? 真己</text:p>
            <text:p>プロジェクター</text:p>
          </table:table-cell>
          <table:table-cell office:value-type="string" calcext:value-type="string">
            <text:p>嵐と自己肯定感 Ver.2 +ワーク</text:p>
            <text:p>JKOちこさん</text:p>
            <text:p>プロジェクター</text:p>
          </table:table-cell>
          <table:table-cell office:value-type="string" calcext:value-type="string">
            <text:p>軍艦のなまえから歴史を考える</text:p>
            <text:p>酒井 一</text:p>
            <text:p/>
          </table:table-cell>
          <table:table-cell office:value-type="string" calcext:value-type="string">
            <text:p>猪名川流域で起こり得る水害と情報防災訓練</text:p>
            <text:p>猪名川河川レンジャー ハラグチ</text:p>
            <text:p>プロジェクター</text:p>
          </table:table-cell>
          <table:table-cell table:number-columns-repeated="975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2限目</text:p>
          </table:table-cell>
          <table:table-cell table:style-name="ce20" office:value-type="string" calcext:value-type="string">
            <text:p>21歳漁業女子が日本の海の未来を憂う</text:p>
            <text:p>伊勢菜砂</text:p>
            <text:p>プロジェクター</text:p>
          </table:table-cell>
          <table:table-cell table:style-name="ce21" office:value-type="string" calcext:value-type="string">
            <text:p>親子で楽しむ電車の話3</text:p>
            <text:p>いしまるれいとママ</text:p>
            <text:p>プロジェクター</text:p>
          </table:table-cell>
          <table:table-cell table:style-name="ce21" office:value-type="string" calcext:value-type="string">
            <text:p>Amor Solビジョン授業</text:p>
            <text:p>あやこ</text:p>
            <text:p/>
          </table:table-cell>
          <table:table-cell table:style-name="ce21" office:value-type="string" calcext:value-type="string">
            <text:p>発掘!地域の魅力</text:p>
            <text:p>地域担当職員</text:p>
            <text:p/>
          </table:table-cell>
          <table:table-cell table:style-name="ce21" office:value-type="string" calcext:value-type="string">
            <text:p>遊びで学ぶ 現代数学 - 老いも若きも</text:p>
            <text:p>不破 俊行</text:p>
            <text:p/>
          </table:table-cell>
          <table:table-cell table:style-name="ce7" office:value-type="string" calcext:value-type="string">
            <text:p>きって?はって♪楽しい思い出スクラップ</text:p>
            <text:p>井上 遥・竹下 亜姫月</text:p>
            <text:p/>
          </table:table-cell>
          <table:table-cell table:style-name="ce7" office:value-type="string" calcext:value-type="string">
            <text:p>幼児の土踏まずを測って体の健康を探ろう!</text:p>
            <text:p>亀山秀郎</text:p>
            <text:p>プロジェクター</text:p>
          </table:table-cell>
          <table:table-cell table:style-name="ce7" office:value-type="string" calcext:value-type="string">
            <text:p>なんじゃもんじゃがどんなもんじゃ!?</text:p>
            <text:p>さのたくみ</text:p>
            <text:p>プロジェクター</text:p>
          </table:table-cell>
          <table:table-cell table:style-name="ce7" office:value-type="string" calcext:value-type="string">
            <text:p>色んなことに役立つ統計調査をもっと知ろう</text:p>
            <text:p>尼崎市デジタル推進課</text:p>
            <text:p>プロジェクター</text:p>
          </table:table-cell>
          <table:table-cell table:style-name="ce7" office:value-type="string" calcext:value-type="string">
            <text:p>サマ鉄 ～貨物編 鉄分足りてます?～</text:p>
            <text:p>ほりけん すいちゃん</text:p>
            <text:p>プロジェクター</text:p>
          </table:table-cell>
          <table:table-cell table:style-name="ce7" office:value-type="string" calcext:value-type="string">
            <text:p>今日から使える会計学</text:p>
            <text:p>#2代目会計女子</text:p>
            <text:p>プロジェクター</text:p>
          </table:table-cell>
          <table:table-cell table:style-name="ce7" office:value-type="string" calcext:value-type="string">
            <text:p>えどの「え」と「ほん」より</text:p>
            <text:p>園田学園女子大学 近松研究所</text:p>
            <text:p>プロジェクター</text:p>
          </table:table-cell>
          <table:table-cell table:style-name="ce7" office:value-type="string" calcext:value-type="string">
            <text:p>真実を求めて 親鸞聖人の生き方</text:p>
            <text:p>波多正文</text:p>
            <text:p/>
          </table:table-cell>
          <table:table-cell table:style-name="ce7" office:value-type="string" calcext:value-type="string">
            <text:p>終活について考えてみませんか?</text:p>
            <text:p>三井住友信託銀行塚口支店</text:p>
            <text:p/>
          </table:table-cell>
          <table:table-cell table:style-name="ce7" office:value-type="string" calcext:value-type="string">
            <text:p>保険屋の僕が、加入している保険教えます!</text:p>
            <text:p>ふーちゃん</text:p>
            <text:p>プロジェクター</text:p>
          </table:table-cell>
          <table:table-cell table:style-name="ce7" office:value-type="string" calcext:value-type="string">
            <text:p>親子で楽しむ大道芸講座</text:p>
            <text:p>大道芸人ミスタータンゴ</text:p>
            <text:p/>
          </table:table-cell>
          <table:table-cell table:style-name="ce7" office:value-type="string" calcext:value-type="string">
            <text:p>知的・発達障害疑似体験ワークショップ</text:p>
            <text:p>まんまるはーと</text:p>
            <text:p>プロジェクター</text:p>
          </table:table-cell>
          <table:table-cell table:style-name="ce7" office:value-type="string" calcext:value-type="string">
            <text:p>アニメを通してフランス語を勉強しよう</text:p>
            <text:p>マリンクドラズ ヤシン</text:p>
            <text:p>プロジェクター</text:p>
          </table:table-cell>
          <table:table-cell table:style-name="ce7" office:value-type="string" calcext:value-type="string">
            <text:p>20年ブログやってきた私が語る尼崎</text:p>
            <text:p>井口廣子@「あまがさき情報局」</text:p>
            <text:p>プロジェクター</text:p>
          </table:table-cell>
          <table:table-cell table:style-name="ce7" office:value-type="string" calcext:value-type="string">
            <text:p>フォニックスで楽しく英語を読んでみよう!</text:p>
            <text:p>わだ まり</text:p>
            <text:p>プロジェクター</text:p>
          </table:table-cell>
          <table:table-cell table:style-name="ce7" office:value-type="string" calcext:value-type="string">
            <text:p>音の風景を作ろう!～ラジオドラマ制作～</text:p>
            <text:p>ティニウィニ</text:p>
            <text:p/>
          </table:table-cell>
          <table:table-cell table:style-name="ce7" office:value-type="string" calcext:value-type="string">
            <text:p>自分だけの風鈴をつくろう!</text:p>
            <text:p>つなGirl</text:p>
            <text:p/>
          </table:table-cell>
          <table:table-cell table:style-name="ce7" office:value-type="string" calcext:value-type="string">
            <text:p>もしも…の時の話を!もしバナゲーム大会!</text:p>
            <text:p>尼崎看護専門学校&amp;尼崎市包括支援担当</text:p>
            <text:p>プロジェクター</text:p>
          </table:table-cell>
          <table:table-cell table:style-name="ce7" office:value-type="string" calcext:value-type="string">
            <text:p>未病～漢方について～</text:p>
            <text:p>阪神漢方クリニック</text:p>
            <text:p/>
          </table:table-cell>
          <table:table-cell table:style-name="ce7" office:value-type="string" calcext:value-type="string">
            <text:p>もぞてつ。体や心について哲学対話しよー</text:p>
            <text:p>井倉幸起 大矢莉代 平林めぐみ</text:p>
            <text:p/>
          </table:table-cell>
          <table:table-cell table:style-name="ce7" office:value-type="string" calcext:value-type="string">
            <text:p>SDGsサポーター説明会</text:p>
            <text:p>今田 だいすけ</text:p>
            <text:p>プロジェクター</text:p>
          </table:table-cell>
          <table:table-cell table:style-name="ce7" office:value-type="string" calcext:value-type="string">
            <text:p>今と未来がワクワクする資産運用のお話</text:p>
            <text:p>橋本晴美</text:p>
            <text:p>プロジェクター</text:p>
          </table:table-cell>
          <table:table-cell table:style-name="ce7" office:value-type="string" calcext:value-type="string">
            <text:p>うわさプロジェクトってなんやねん!</text:p>
            <text:p>立花のうわさPJメンバーのおくひらです!</text:p>
            <text:p>プロジェクター</text:p>
          </table:table-cell>
          <table:table-cell office:value-type="string" calcext:value-type="string">
            <text:p>障害者アルビノに生まれて。</text:p>
            <text:p>三原 容子</text:p>
            <text:p/>
          </table:table-cell>
          <table:table-cell office:value-type="string" calcext:value-type="string">
            <text:p>藍染めの糸でミサンガをつくろう</text:p>
            <text:p>北川星子</text:p>
            <text:p/>
          </table:table-cell>
          <table:table-cell office:value-type="string" calcext:value-type="string">
            <text:p>10年日記～なんでもない日バンザイ!～</text:p>
            <text:p>せおまる</text:p>
            <text:p>プロジェクター</text:p>
          </table:table-cell>
          <table:table-cell office:value-type="string" calcext:value-type="string">
            <text:p>私のシオノギ杭瀬での42年の闘いと成功</text:p>
            <text:p>古賀賢一郎</text:p>
            <text:p>プロジェクター</text:p>
          </table:table-cell>
          <table:table-cell office:value-type="string" calcext:value-type="string">
            <text:p>筋トレ各論「極太腕の作り方」</text:p>
            <text:p>トライセップス寺田</text:p>
            <text:p>プロジェクター</text:p>
          </table:table-cell>
          <table:table-cell office:value-type="string" calcext:value-type="string">
            <text:p>ドイツの日常生活―エアコンなし、部活なし</text:p>
            <text:p>工藤康弘</text:p>
            <text:p>プロジェクター</text:p>
          </table:table-cell>
          <table:table-cell office:value-type="string" calcext:value-type="string">
            <text:p>自分の理想を爆速に叶える?!禁忌の裏技</text:p>
            <text:p>さおりん</text:p>
            <text:p>プロジェクター</text:p>
          </table:table-cell>
          <table:table-cell table:number-columns-repeated="975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3限目</text:p>
          </table:table-cell>
          <table:table-cell table:style-name="ce20" office:value-type="string" calcext:value-type="string">
            <text:p>足速教室</text:p>
            <text:p>小西一愛</text:p>
            <text:p/>
          </table:table-cell>
          <table:table-cell table:style-name="ce21" office:value-type="string" calcext:value-type="string">
            <text:p>スイーツが藩を救った!島根西部歴史散歩</text:p>
            <text:p>かにかま先生</text:p>
            <text:p>プロジェクター</text:p>
          </table:table-cell>
          <table:table-cell table:style-name="ce21" office:value-type="string" calcext:value-type="string">
            <text:p>単純明快?珍紛漢紛?四字熟語・白熱教室!</text:p>
            <text:p>ソパ</text:p>
            <text:p>プロジェクター</text:p>
          </table:table-cell>
          <table:table-cell table:style-name="ce21" office:value-type="string" calcext:value-type="string">
            <text:p>おひとりさまの老後の不安、解決するで!</text:p>
            <text:p>竹村 哲也</text:p>
            <text:p>プロジェクター</text:p>
          </table:table-cell>
          <table:table-cell table:style-name="ce21" office:value-type="string" calcext:value-type="string">
            <text:p>「センセイ」から「先生」になってみた</text:p>
            <text:p>北村 博志</text:p>
            <text:p>プロジェクター</text:p>
          </table:table-cell>
          <table:table-cell table:style-name="ce7" office:value-type="string" calcext:value-type="string">
            <text:p>香川在住60年讃岐うどんお薦め十選</text:p>
            <text:p>福田倫丈</text:p>
            <text:p>プロジェクター</text:p>
          </table:table-cell>
          <table:table-cell table:style-name="ce7" office:value-type="string" calcext:value-type="string">
            <text:p>「あみだくじ」の不思議</text:p>
            <text:p>石井 稔</text:p>
            <text:p/>
          </table:table-cell>
          <table:table-cell table:style-name="ce7" office:value-type="string" calcext:value-type="string">
            <text:p>珈琲と商売</text:p>
            <text:p>向井務</text:p>
            <text:p/>
          </table:table-cell>
          <table:table-cell table:style-name="ce7" office:value-type="string" calcext:value-type="string">
            <text:p>看護と福祉で20代前半が感じたこと</text:p>
            <text:p>看護大学休学中 わたもえ</text:p>
            <text:p>プロジェクター</text:p>
          </table:table-cell>
          <table:table-cell table:style-name="ce7" office:value-type="string" calcext:value-type="string">
            <text:p>室内でもよく飛ぶ「紙ひこうき」を作ろう!</text:p>
            <text:p>上玉利 敦</text:p>
            <text:p>プロジェクター</text:p>
          </table:table-cell>
          <table:table-cell table:style-name="ce7" office:value-type="string" calcext:value-type="string">
            <text:p>障害のない社会って何やろ～?</text:p>
            <text:p>LITALICOワークス尼崎</text:p>
            <text:p>プロジェクター</text:p>
          </table:table-cell>
          <table:table-cell table:style-name="ce7" office:value-type="string" calcext:value-type="string">
            <text:p>ビブリオバトル尼崎 サマセミの乱</text:p>
            <text:p>尼崎市立中央図書館</text:p>
            <text:p>プロジェクター</text:p>
          </table:table-cell>
          <table:table-cell table:style-name="ce7" office:value-type="string" calcext:value-type="string">
            <text:p>葉っぱの秘密を大発見!!</text:p>
            <text:p>石丸 京子</text:p>
            <text:p/>
          </table:table-cell>
          <table:table-cell table:style-name="ce7" office:value-type="string" calcext:value-type="string">
            <text:p>10回記念動くmyサマセミさまを作ろう</text:p>
            <text:p>まゆみ&amp;ひなた</text:p>
            <text:p/>
          </table:table-cell>
          <table:table-cell table:style-name="ce7" office:value-type="string" calcext:value-type="string">
            <text:p>世界の子ども権利カルタで遊びながら学ぼう</text:p>
            <text:p>春田美智子</text:p>
            <text:p/>
          </table:table-cell>
          <table:table-cell table:style-name="ce7" office:value-type="string" calcext:value-type="string">
            <text:p>石川さゆりと旅をしましょう</text:p>
            <text:p>ふじたすすむ</text:p>
            <text:p/>
          </table:table-cell>
          <table:table-cell table:style-name="ce7" office:value-type="string" calcext:value-type="string">
            <text:p>正しい餅のひろい方～湯浅の祭と歴史～</text:p>
            <text:p>湯浅同志の会</text:p>
            <text:p>プロジェクター</text:p>
          </table:table-cell>
          <table:table-cell table:style-name="ce7" office:value-type="string" calcext:value-type="string">
            <text:p>朝夜3分!ウルトラヘルスダイエット法!</text:p>
            <text:p>山田眞市</text:p>
            <text:p>プロジェクター</text:p>
          </table:table-cell>
          <table:table-cell table:style-name="ce7" office:value-type="string" calcext:value-type="string">
            <text:p>NISAってどうなの?</text:p>
            <text:p>ヒロシ</text:p>
            <text:p>プロジェクター</text:p>
          </table:table-cell>
          <table:table-cell table:style-name="ce7" office:value-type="string" calcext:value-type="string">
            <text:p>レコード使ってコミュニティ作りませんか?</text:p>
            <text:p>脇 行雄</text:p>
            <text:p>プロジェクター</text:p>
          </table:table-cell>
          <table:table-cell table:style-name="ce7" office:value-type="string" calcext:value-type="string">
            <text:p>「障害者であることは個性の一つ」←はて?</text:p>
            <text:p>細見義博</text:p>
            <text:p>プロジェクター</text:p>
          </table:table-cell>
          <table:table-cell table:style-name="ce7" office:value-type="string" calcext:value-type="string">
            <text:p>アムアムを編むあむしよう!</text:p>
            <text:p>もりもり</text:p>
            <text:p/>
          </table:table-cell>
          <table:table-cell table:style-name="ce7" office:value-type="string" calcext:value-type="string">
            <text:p>ミライの学校を考えよう!</text:p>
            <text:p>竹中葵泉&amp;青木美莉</text:p>
            <text:p/>
          </table:table-cell>
          <table:table-cell table:style-name="ce7" office:value-type="string" calcext:value-type="string">
            <text:p>あなたの知らない土地境界の話</text:p>
            <text:p>土地家屋調査士 和田清人</text:p>
            <text:p>プロジェクター</text:p>
          </table:table-cell>
          <table:table-cell table:style-name="ce7" office:value-type="string" calcext:value-type="string">
            <text:p>子どもの声をキャッチ!!</text:p>
            <text:p>曽我智史・吉池毅志</text:p>
            <text:p>プロジェクター</text:p>
          </table:table-cell>
          <table:table-cell table:style-name="ce7" office:value-type="string" calcext:value-type="string">
            <text:p>キッズプログラミング</text:p>
            <text:p>関西国際大学 尼崎SLチーム</text:p>
            <text:p>プロジェクター</text:p>
          </table:table-cell>
          <table:table-cell table:style-name="ce7" office:value-type="string" calcext:value-type="string">
            <text:p>聴診器を使って、身体の音を聴いてみよう!</text:p>
            <text:p>欅ナースサポートクラブ</text:p>
            <text:p>プロジェクター</text:p>
          </table:table-cell>
          <table:table-cell table:style-name="ce7" office:value-type="string" calcext:value-type="string">
            <text:p>初心者歓迎★コスプレを学ぼう・楽しもう!</text:p>
            <text:p>クロコ</text:p>
            <text:p/>
          </table:table-cell>
          <table:table-cell office:value-type="string" calcext:value-type="string">
            <text:p>赤ちゃんこんにちは!</text:p>
            <text:p>赤ちゃん先生</text:p>
            <text:p/>
          </table:table-cell>
          <table:table-cell office:value-type="string" calcext:value-type="string">
            <text:p>本当の「正しい姿勢」って???</text:p>
            <text:p>弓削良太</text:p>
            <text:p>プロジェクター</text:p>
          </table:table-cell>
          <table:table-cell office:value-type="string" calcext:value-type="string">
            <text:p>MBTI診断を疑ってみませんか!?</text:p>
            <text:p>あんちゃん・ののちゃん・まゆちゃん</text:p>
            <text:p>プロジェクター</text:p>
          </table:table-cell>
          <table:table-cell office:value-type="string" calcext:value-type="string">
            <text:p>本が変える世間・社会・エントロピー </text:p>
            <text:p>平田提</text:p>
            <text:p>プロジェクター</text:p>
          </table:table-cell>
          <table:table-cell office:value-type="string" calcext:value-type="string">
            <text:p>素直なカラダはかんたんダカラ</text:p>
            <text:p>くみ</text:p>
            <text:p/>
          </table:table-cell>
          <table:table-cell office:value-type="string" calcext:value-type="string">
            <text:p>有機フッ素化合物PFASって何?</text:p>
            <text:p>丸尾 牧</text:p>
            <text:p>プロジェクター</text:p>
          </table:table-cell>
          <table:table-cell office:value-type="string" calcext:value-type="string">
            <text:p>主人公をつくる/主人公に戻る対話</text:p>
            <text:p>ひとを撮るひと ザマ</text:p>
            <text:p>プロジェクター</text:p>
          </table:table-cell>
          <table:table-cell table:number-columns-repeated="975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4限目</text:p>
          </table:table-cell>
          <table:table-cell table:style-name="ce20" office:value-type="string" calcext:value-type="string">
            <text:p>こかげオープンミーティングinサマセミ!</text:p>
            <text:p>こかげの愉快な仲間たち</text:p>
            <text:p>プロジェクター</text:p>
          </table:table-cell>
          <table:table-cell table:style-name="ce21" office:value-type="string" calcext:value-type="string">
            <text:p>耳のセルフマッサージ</text:p>
            <text:p>耳つぼセラピスト KUME</text:p>
            <text:p/>
          </table:table-cell>
          <table:table-cell table:style-name="ce21" office:value-type="string" calcext:value-type="string">
            <text:p>週末に親子で楽しむ鉄道旅行</text:p>
            <text:p>堀内重人</text:p>
            <text:p>プロジェクター</text:p>
          </table:table-cell>
          <table:table-cell table:style-name="ce21" office:value-type="string" calcext:value-type="string">
            <text:p>芦国から世界へ</text:p>
            <text:p>芦国生徒会</text:p>
            <text:p>プロジェクター</text:p>
          </table:table-cell>
          <table:table-cell table:style-name="ce7" office:value-type="string" calcext:value-type="string">
            <text:p>お絵描きを応援するイマドキの文房具とは?</text:p>
            <text:p>ひなち</text:p>
            <text:p>プロジェクター</text:p>
          </table:table-cell>
          <table:table-cell table:style-name="ce7" office:value-type="string" calcext:value-type="string">
            <text:p>大きなかぶをロシア語で読んでみよう!</text:p>
            <text:p>かがた はるか</text:p>
            <text:p>プロジェクター</text:p>
          </table:table-cell>
          <table:table-cell table:style-name="ce35" office:value-type="string" calcext:value-type="string">
            <text:p>ディズニープリンセスの生き方から学ぶ</text:p>
            <text:p>ほのか</text:p>
            <text:p>プロジェクター</text:p>
          </table:table-cell>
          <table:table-cell table:style-name="ce7" office:value-type="string" calcext:value-type="string">
            <text:p>子どもも、大人も喜ぶ「小ネタ」入門!</text:p>
            <text:p>加藤学</text:p>
            <text:p/>
          </table:table-cell>
          <table:table-cell table:style-name="ce7" office:value-type="string" calcext:value-type="string">
            <text:p><text:span text:style-name="T3">コンドーム屋と精子を守ろうや!学ぼうや!</text:span></text:p>
            <text:p><text:span text:style-name="T3">相模ゴム工業株式会社</text:span></text:p>
            <text:p><text:span text:style-name="T3">プロジェクター</text:span></text:p>
          </table:table-cell>
          <table:table-cell table:style-name="ce7" office:value-type="string" calcext:value-type="string">
            <text:p>腰痛予防～ちょっと工夫でこの効果!!～</text:p>
            <text:p>長山 誠</text:p>
            <text:p>プロジェクター</text:p>
          </table:table-cell>
          <table:table-cell table:style-name="ce7" office:value-type="string" calcext:value-type="string">
            <text:p>延長コード作り</text:p>
            <text:p>占部哲也 他</text:p>
            <text:p/>
          </table:table-cell>
          <table:table-cell table:style-name="ce7" office:value-type="string" calcext:value-type="string">
            <text:p>知ってる?尼崎運河(キャナル)のことコト</text:p>
            <text:p>大津政昭(おおつまさあき)</text:p>
            <text:p>プロジェクター</text:p>
          </table:table-cell>
          <table:table-cell table:style-name="ce7" office:value-type="string" calcext:value-type="string">
            <text:p>やってみよう!みんなの尼崎体操</text:p>
            <text:p>梶本啓太</text:p>
            <text:p>プロジェクター</text:p>
          </table:table-cell>
          <table:table-cell table:style-name="ce7" office:value-type="string" calcext:value-type="string">
            <text:p>フィリピンについて知ろう</text:p>
            <text:p>図書館つくり隊</text:p>
            <text:p>プロジェクター</text:p>
          </table:table-cell>
          <table:table-cell table:style-name="ce7" office:value-type="string" calcext:value-type="string">
            <text:p>多文化共生を考える</text:p>
            <text:p>芦屋国際中等同窓会</text:p>
            <text:p>プロジェクター</text:p>
          </table:table-cell>
          <table:table-cell table:style-name="ce7" office:value-type="string" calcext:value-type="string">
            <text:p>あなたの知らない結婚相談所の事実</text:p>
            <text:p>木村 惠</text:p>
            <text:p>プロジェクター</text:p>
          </table:table-cell>
          <table:table-cell table:style-name="ce7" office:value-type="string" calcext:value-type="string">
            <text:p>吉野蔵王堂の権現様と桜の秘話</text:p>
            <text:p>田村 聡子</text:p>
            <text:p>プロジェクター</text:p>
          </table:table-cell>
          <table:table-cell table:style-name="ce7" office:value-type="string" calcext:value-type="string">
            <text:p>「やさしい日本語」とAI翻訳で国際交流!</text:p>
            <text:p>?栗山こまよ ?辻本桜子</text:p>
            <text:p>プロジェクター</text:p>
          </table:table-cell>
          <table:table-cell table:style-name="ce7" office:value-type="string" calcext:value-type="string">
            <text:p>医療とアートの化学反応</text:p>
            <text:p>佐々木一款</text:p>
            <text:p>プロジェクター</text:p>
          </table:table-cell>
          <table:table-cell table:style-name="ce7" office:value-type="string" calcext:value-type="string">
            <text:p>初めての生け花体験?</text:p>
            <text:p>尼崎北高校 華道部</text:p>
            <text:p/>
          </table:table-cell>
          <table:table-cell table:style-name="ce7" office:value-type="string" calcext:value-type="string">
            <text:p>チラシを作ろう!</text:p>
            <text:p>井門直美</text:p>
            <text:p/>
          </table:table-cell>
          <table:table-cell table:style-name="ce7" office:value-type="string" calcext:value-type="string">
            <text:p>デートDVってなに?</text:p>
            <text:p>岩田さやか</text:p>
            <text:p>プロジェクター</text:p>
          </table:table-cell>
          <table:table-cell table:style-name="ce7" office:value-type="string" calcext:value-type="string">
            <text:p>お葬式のホンネ!お金っていくらかかるの?</text:p>
            <text:p>やさしく送る家族式ふわり 廣田 篤史</text:p>
            <text:p>プロジェクター</text:p>
          </table:table-cell>
          <table:table-cell table:style-name="ce7" office:value-type="string" calcext:value-type="string">
            <text:p>爆上げ!あなたのコミュ力</text:p>
            <text:p>クニコサン</text:p>
            <text:p>プロジェクター</text:p>
          </table:table-cell>
          <table:table-cell table:style-name="ce7" office:value-type="string" calcext:value-type="string">
            <text:p>デザインを考えよう～万博・共創チャレンジ</text:p>
            <text:p>西村健</text:p>
            <text:p>プロジェクター</text:p>
          </table:table-cell>
          <table:table-cell table:style-name="ce7" office:value-type="string" calcext:value-type="string">
            <text:p>お灸体験会</text:p>
            <text:p>阪神中国医学研究所付属鍼灸院</text:p>
            <text:p/>
          </table:table-cell>
          <table:table-cell table:style-name="ce7" office:value-type="string" calcext:value-type="string">
            <text:p>ギターから学ぶ音の科学</text:p>
            <text:p>玉利淳司</text:p>
            <text:p/>
          </table:table-cell>
          <table:table-cell table:style-name="ce7" office:value-type="string" calcext:value-type="string">
            <text:p>ユニセフきほんのき</text:p>
            <text:p>ユニセフボランティア</text:p>
            <text:p>プロジェクター</text:p>
          </table:table-cell>
          <table:table-cell office:value-type="string" calcext:value-type="string">
            <text:p>とても簡単「囲碁 石取りゲーム」をやろう</text:p>
            <text:p>よっしゃん吉村</text:p>
            <text:p/>
          </table:table-cell>
          <table:table-cell office:value-type="string" calcext:value-type="string">
            <text:p>大河ドラマ「光る君へ」の愉しみ方</text:p>
            <text:p>園田学園女子大学 学長 大江篤</text:p>
            <text:p>プロジェクター</text:p>
          </table:table-cell>
          <table:table-cell office:value-type="string" calcext:value-type="string">
            <text:p>「学校のカメラマン」というお仕事</text:p>
            <text:p>会場カメラマン・ナベゾー</text:p>
            <text:p>プロジェクター</text:p>
          </table:table-cell>
          <table:table-cell office:value-type="string" calcext:value-type="string">
            <text:p>リスキリング?!資格取得のコツ教えます～</text:p>
            <text:p>マルチ資格おじさん 阿部義之</text:p>
            <text:p>プロジェクター</text:p>
          </table:table-cell>
          <table:table-cell office:value-type="string" calcext:value-type="string">
            <text:p>老人ホームを探そう!3つの探し方を検証</text:p>
            <text:p>こちあり!の案内人</text:p>
            <text:p>プロジェクター</text:p>
          </table:table-cell>
          <table:table-cell office:value-type="string" calcext:value-type="string">
            <text:p>「オレ流」落合博満のすごさをかたる</text:p>
            <text:p>ゆん ちゃんふぃ</text:p>
            <text:p>プロジェクター</text:p>
          </table:table-cell>
          <table:table-cell office:value-type="string" calcext:value-type="string">
            <text:p>未定</text:p>
            <text:p>園田学園つながりプロジェクト</text:p>
            <text:p>プロジェクター</text:p>
          </table:table-cell>
          <table:table-cell table:number-columns-repeated="975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5限目</text:p>
          </table:table-cell>
          <table:table-cell table:style-name="ce20" office:value-type="string" calcext:value-type="string">
            <text:p>平安時代のラブレターを読んでみよう</text:p>
            <text:p>陳錦清</text:p>
            <text:p>プロジェクター</text:p>
          </table:table-cell>
          <table:table-cell table:style-name="ce21" office:value-type="string" calcext:value-type="string">
            <text:p>拍手で応援!ジャグリングショー!</text:p>
            <text:p>ジャグリングクラブあまのジャグ はっとり</text:p>
            <text:p/>
          </table:table-cell>
          <table:table-cell table:style-name="ce21" office:value-type="string" calcext:value-type="string">
            <text:p>食べ物は組み合わせでもっと美味しくなる</text:p>
            <text:p>羽山幸介</text:p>
            <text:p>プロジェクター</text:p>
          </table:table-cell>
          <table:table-cell table:style-name="ce21" office:value-type="string" calcext:value-type="string">
            <text:p>保護犬について</text:p>
            <text:p>あなんちゃん</text:p>
            <text:p>プロジェクター</text:p>
          </table:table-cell>
          <table:table-cell table:style-name="ce7" office:value-type="string" calcext:value-type="string">
            <text:p>分かりやすい医薬品産業について</text:p>
            <text:p>小谷真奈斗</text:p>
            <text:p>プロジェクター</text:p>
          </table:table-cell>
          <table:table-cell table:style-name="ce7" office:value-type="string" calcext:value-type="string">
            <text:p>落語を一席～日本神話を楽しく知ろう～</text:p>
            <text:p>渡部恭三(文々亭金三)</text:p>
            <text:p/>
          </table:table-cell>
          <table:table-cell table:style-name="ce7" office:value-type="string" calcext:value-type="string">
            <text:p>身近な沖縄遠くの沖縄。沖縄今昔物語り。</text:p>
            <text:p>上原 新次郎</text:p>
            <text:p/>
          </table:table-cell>
          <table:table-cell table:style-name="ce7" office:value-type="string" calcext:value-type="string">
            <text:p>空手師範がまたもやインド映画を熱く語る!</text:p>
            <text:p>松井 厚</text:p>
            <text:p/>
          </table:table-cell>
          <table:table-cell table:style-name="ce7" office:value-type="string" calcext:value-type="string">
            <text:p>LGBTQ+ぶっちゃけトーク</text:p>
            <text:p>みのり</text:p>
            <text:p>プロジェクター</text:p>
          </table:table-cell>
          <table:table-cell table:style-name="ce7" office:value-type="string" calcext:value-type="string">
            <text:p>お灸教室</text:p>
            <text:p>田渕 貞夫  たぶち治療院(院長)</text:p>
            <text:p>プロジェクター</text:p>
          </table:table-cell>
          <table:table-cell table:style-name="ce7" office:value-type="string" calcext:value-type="string">
            <text:p>女子大生が語る推し活のススメとリアル</text:p>
            <text:p>玉井 千早希</text:p>
            <text:p>プロジェクター</text:p>
          </table:table-cell>
          <table:table-cell table:style-name="ce7" office:value-type="string" calcext:value-type="string">
            <text:p>集合健康おたく!炎症消痛み0人生笑顔で</text:p>
            <text:p>看護師リンパ浮腫セラピスト整体山下百合子</text:p>
            <text:p>プロジェクター</text:p>
          </table:table-cell>
          <table:table-cell table:style-name="ce7" office:value-type="string" calcext:value-type="string">
            <text:p>温度を色に変えてみよう!!!</text:p>
            <text:p>建コン先生</text:p>
            <text:p>プロジェクター</text:p>
          </table:table-cell>
          <table:table-cell table:style-name="ce7" office:value-type="string" calcext:value-type="string">
            <text:p>野菜作りを楽しもう </text:p>
            <text:p>阪野 守</text:p>
            <text:p>プロジェクター</text:p>
          </table:table-cell>
          <table:table-cell table:style-name="ce7" office:value-type="string" calcext:value-type="string">
            <text:p>もしかして認知症!?</text:p>
            <text:p>つだ内科・脳神経内科 看護師・理学療法士</text:p>
            <text:p>プロジェクター</text:p>
          </table:table-cell>
          <table:table-cell table:style-name="ce7" office:value-type="string" calcext:value-type="string">
            <text:p>西国街道を歩く 神戸三宮～京都東寺まで</text:p>
            <text:p>乱読家ぽちん</text:p>
            <text:p>プロジェクター</text:p>
          </table:table-cell>
          <table:table-cell table:style-name="ce7" office:value-type="string" calcext:value-type="string">
            <text:p>柄物にトライ!自分に合う柄を見つけましょ</text:p>
            <text:p>市川 多恵子</text:p>
            <text:p>プロジェクター</text:p>
          </table:table-cell>
          <table:table-cell table:style-name="ce7" office:value-type="string" calcext:value-type="string">
            <text:p>ALL尼崎!尼崎からビジコンへの道!</text:p>
            <text:p>MUKOSO起業ゼミ</text:p>
            <text:p>プロジェクター</text:p>
          </table:table-cell>
          <table:table-cell table:style-name="ce7" office:value-type="string" calcext:value-type="string">
            <text:p>外国人留学生と触れ合おう</text:p>
            <text:p>外国人留学生</text:p>
            <text:p/>
          </table:table-cell>
          <table:table-cell table:style-name="ce7" office:value-type="string" calcext:value-type="string">
            <text:p>私の「ダイヤモンド」の見つけかた</text:p>
            <text:p>生駒 由香里</text:p>
            <text:p/>
          </table:table-cell>
          <table:table-cell table:style-name="ce7" office:value-type="string" calcext:value-type="string">
            <text:p>ライフプランに合わせた 生前整理のコツ</text:p>
            <text:p>屋宜明彦</text:p>
            <text:p>プロジェクター</text:p>
          </table:table-cell>
          <table:table-cell table:style-name="ce7" office:value-type="string" calcext:value-type="string">
            <text:p>続・爆上げ!あなたのコミュ力</text:p>
            <text:p>コニクル</text:p>
            <text:p>プロジェクター</text:p>
          </table:table-cell>
          <table:table-cell table:style-name="ce7" office:value-type="string" calcext:value-type="string">
            <text:p>未定</text:p>
            <text:p>杉山延由</text:p>
            <text:p/>
          </table:table-cell>
          <table:table-cell table:style-name="ce7" office:value-type="string" calcext:value-type="string">
            <text:p>カードゲームでSDGsを楽しく学ぼう!</text:p>
            <text:p>山本麻友美</text:p>
            <text:p>プロジェクター</text:p>
          </table:table-cell>
          <table:table-cell table:style-name="ce7" office:value-type="string" calcext:value-type="string">
            <text:p>Jrアスリートを大きく育てる体メンテ法</text:p>
            <text:p>阿部めぐみ</text:p>
            <text:p/>
          </table:table-cell>
          <table:table-cell table:style-name="ce7" office:value-type="string" calcext:value-type="string">
            <text:p>AIが描く『ブラックジャック』を読もう!</text:p>
            <text:p>やすらぎせいこ</text:p>
            <text:p>プロジェクター</text:p>
          </table:table-cell>
          <table:table-cell table:style-name="ce7" office:value-type="string" calcext:value-type="string">
            <text:p>みんなの防災</text:p>
            <text:p>藤田 朝代</text:p>
            <text:p>プロジェクター</text:p>
          </table:table-cell>
          <table:table-cell table:style-name="ce7" office:value-type="string" calcext:value-type="string">
            <text:p>毎日を楽しくする魔法のリフレーミング</text:p>
            <text:p>やぎゅうりえ</text:p>
            <text:p>プロジェクター</text:p>
          </table:table-cell>
          <table:table-cell office:value-type="string" calcext:value-type="string">
            <text:p>おとなのためのリトミック</text:p>
            <text:p>田中幸子</text:p>
            <text:p/>
          </table:table-cell>
          <table:table-cell office:value-type="string" calcext:value-type="string">
            <text:p>お野菜えのぐでトートバッグペイント</text:p>
            <text:p>御宮知 輝明</text:p>
            <text:p/>
          </table:table-cell>
          <table:table-cell office:value-type="string" calcext:value-type="string">
            <text:p>コンセプトカフェへ行こう!</text:p>
            <text:p>みんとお嬢様</text:p>
            <text:p>プロジェクター</text:p>
          </table:table-cell>
          <table:table-cell office:value-type="string" calcext:value-type="string">
            <text:p>ゲームやりまくったら東大生になりました</text:p>
            <text:p>丸川正吾</text:p>
            <text:p>プロジェクター</text:p>
          </table:table-cell>
          <table:table-cell office:value-type="string" calcext:value-type="string">
            <text:p>美味しいお食事をいつまでも</text:p>
            <text:p>田村 麦</text:p>
            <text:p>プロジェクター</text:p>
          </table:table-cell>
          <table:table-cell office:value-type="string" calcext:value-type="string">
            <text:p>成年後見制度のポイント等をわかりやすく</text:p>
            <text:p>衣川智春</text:p>
            <text:p/>
          </table:table-cell>
          <table:table-cell office:value-type="string" calcext:value-type="string">
            <text:p>夢を叶えるために障害について学ぼう</text:p>
            <text:p>広瀬一恵</text:p>
            <text:p/>
          </table:table-cell>
          <table:table-cell table:number-columns-repeated="975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８月６日（日）</text:p>
            <text:p>1限目</text:p>
          </table:table-cell>
          <table:table-cell table:style-name="ce20" office:value-type="string" calcext:value-type="string">
            <text:p>スポーツレクリエーション</text:p>
            <text:p>あまれく</text:p>
            <text:p/>
          </table:table-cell>
          <table:table-cell table:style-name="ce21" office:value-type="string" calcext:value-type="string">
            <text:p>社交ダンス～ジルバを踊ろう～</text:p>
            <text:p>むつね</text:p>
            <text:p/>
          </table:table-cell>
          <table:table-cell table:style-name="ce21" office:value-type="string" calcext:value-type="string">
            <text:p>あつまれ!みんなのあま咲き放送局</text:p>
            <text:p>あま咲き放送局メンバー</text:p>
            <text:p>プロジェクター</text:p>
          </table:table-cell>
          <table:table-cell office:value-type="string" calcext:value-type="string">
            <text:p>なかなか聞けない郵便局の歴史と秘密</text:p>
            <text:p>尼崎市内・伊丹市内の中堅・若手郵便局長</text:p>
            <text:p/>
          </table:table-cell>
          <table:table-cell table:style-name="ce7" office:value-type="string" calcext:value-type="string">
            <text:p>43歳で転職してわかった仕事を生み出す力</text:p>
            <text:p>阪口友明</text:p>
            <text:p>プロジェクター</text:p>
          </table:table-cell>
          <table:table-cell table:style-name="ce7" office:value-type="string" calcext:value-type="string">
            <text:p>みんな栃木に来て!</text:p>
            <text:p>野崎悠花</text:p>
            <text:p>プロジェクター</text:p>
          </table:table-cell>
          <table:table-cell table:style-name="ce7" office:value-type="string" calcext:value-type="string">
            <text:p>がんを音によって治す</text:p>
            <text:p>岡田一秀</text:p>
            <text:p>プロジェクター</text:p>
          </table:table-cell>
          <table:table-cell table:style-name="ce7" office:value-type="string" calcext:value-type="string">
            <text:p>新幹線が無かった頃の旅行事情</text:p>
            <text:p>Miya.m</text:p>
            <text:p>プロジェクター</text:p>
          </table:table-cell>
          <table:table-cell table:style-name="ce7" office:value-type="string" calcext:value-type="string">
            <text:p>介護の未来を変えていく!すまいるかいご</text:p>
            <text:p>SOMPOケアソリューション事業部</text:p>
            <text:p>プロジェクター</text:p>
          </table:table-cell>
          <table:table-cell table:style-name="ce7" office:value-type="string" calcext:value-type="string">
            <text:p>地図ぬりえで遊ぼう! 2024</text:p>
            <text:p>坂ノ下 勝幸</text:p>
            <text:p>プロジェクター</text:p>
          </table:table-cell>
          <table:table-cell table:style-name="ce7" office:value-type="string" calcext:value-type="string">
            <text:p>文化大革命終了直後の中国書道</text:p>
            <text:p>船越雄二</text:p>
            <text:p>プロジェクター</text:p>
          </table:table-cell>
          <table:table-cell table:style-name="ce7" office:value-type="string" calcext:value-type="string">
            <text:p>歴博セミナー? 園田女子大の下に眠る遺跡</text:p>
            <text:p>井上亮</text:p>
            <text:p>プロジェクター</text:p>
          </table:table-cell>
          <table:table-cell table:style-name="ce7" office:value-type="string" calcext:value-type="string">
            <text:p>よく回る折り紙コマを作って遊ぼう!</text:p>
            <text:p>杉原 智子</text:p>
            <text:p/>
          </table:table-cell>
          <table:table-cell table:style-name="ce7" office:value-type="string" calcext:value-type="string">
            <text:p>生まれた事に意味があるマヤ暦で解明</text:p>
            <text:p>山?美幸</text:p>
            <text:p>プロジェクター</text:p>
          </table:table-cell>
          <table:table-cell table:style-name="ce7" office:value-type="string" calcext:value-type="string">
            <text:p>親子リトミック♪</text:p>
            <text:p>武田康子、遊喜直美</text:p>
            <text:p/>
          </table:table-cell>
          <table:table-cell table:style-name="ce7" office:value-type="string" calcext:value-type="string">
            <text:p>小6が教える、謎だらけの「古代エジプト」</text:p>
            <text:p>宇久まさみ</text:p>
            <text:p/>
          </table:table-cell>
          <table:table-cell table:style-name="ce7" office:value-type="string" calcext:value-type="string">
            <text:p>起業・兼業・副業のススメ</text:p>
            <text:p>中小企業診断士・社会保険労務士 丹後和也</text:p>
            <text:p>プロジェクター</text:p>
          </table:table-cell>
          <table:table-cell table:style-name="ce7" office:value-type="string" calcext:value-type="string">
            <text:p>家庭でできる子どものお口運動遊び</text:p>
            <text:p>濱野淑子 こどものドヤ顔を見たいST</text:p>
            <text:p>プロジェクター</text:p>
          </table:table-cell>
          <table:table-cell table:style-name="ce7" office:value-type="string" calcext:value-type="string">
            <text:p>家系図から相続ルールを学ぼう!</text:p>
            <text:p>菅原香織</text:p>
            <text:p>プロジェクター</text:p>
          </table:table-cell>
          <table:table-cell table:style-name="ce7" office:value-type="string" calcext:value-type="string">
            <text:p>☆人をひきつける☆言葉の法則を学ぶ講演会</text:p>
            <text:p>神崎ゆい</text:p>
            <text:p/>
          </table:table-cell>
          <table:table-cell table:style-name="ce7" office:value-type="string" calcext:value-type="string">
            <text:p>やってみよう!マステアート</text:p>
            <text:p>チャイケモず</text:p>
            <text:p/>
          </table:table-cell>
          <table:table-cell table:style-name="ce7" office:value-type="string" calcext:value-type="string">
            <text:p>介護の誤解</text:p>
            <text:p>槇野 豊</text:p>
            <text:p/>
          </table:table-cell>
          <table:table-cell table:style-name="ce7" office:value-type="string" calcext:value-type="string">
            <text:p>世界の植物と暮らし</text:p>
            <text:p>金子智子</text:p>
            <text:p>プロジェクター</text:p>
          </table:table-cell>
          <table:table-cell table:style-name="ce7" office:value-type="string" calcext:value-type="string">
            <text:p>ガラスびんを用いたジェルキャンドルの作成</text:p>
            <text:p>日 本山村硝子 環境室 CSR推進室</text:p>
            <text:p>プロジェクター</text:p>
          </table:table-cell>
          <table:table-cell table:style-name="ce7" office:value-type="string" calcext:value-type="string">
            <text:p>認知症を知ろう!</text:p>
            <text:p>チームオレンジ尼崎サポーター</text:p>
            <text:p>プロジェクター</text:p>
          </table:table-cell>
          <table:table-cell table:style-name="ce7" office:value-type="string" calcext:value-type="string">
            <text:p>四国遍路に行ってみませんか?</text:p>
            <text:p>四国八十八か所公認権大先達 仁保 めぐみ</text:p>
            <text:p>プロジェクター</text:p>
          </table:table-cell>
          <table:table-cell table:style-name="ce7" office:value-type="string" calcext:value-type="string">
            <text:p>「いいね!!」がもらえるパソコン動画編集</text:p>
            <text:p>サカモト ヨシナリ</text:p>
            <text:p>プロジェクター</text:p>
          </table:table-cell>
          <table:table-cell table:style-name="ce7" office:value-type="string" calcext:value-type="string">
            <text:p>妖怪大好き小学2年生が教える!妖怪豆知識</text:p>
            <text:p>座敷わらしのざっちゃん</text:p>
            <text:p>プロジェクター</text:p>
          </table:table-cell>
          <table:table-cell office:value-type="string" calcext:value-type="string">
            <text:p>自分でできるストレッチ&amp;リフレッシュ</text:p>
            <text:p>おかちゃん</text:p>
            <text:p/>
          </table:table-cell>
          <table:table-cell office:value-type="string" calcext:value-type="string">
            <text:p>家庭でもできる認知症ケア</text:p>
            <text:p>西 京子</text:p>
            <text:p>プロジェクター</text:p>
          </table:table-cell>
          <table:table-cell office:value-type="string" calcext:value-type="string">
            <text:p>大切な人への言『葉』を書いて贈ろう</text:p>
            <text:p>HAPPA(葉っぱ)レターの浅井奈美</text:p>
            <text:p/>
          </table:table-cell>
          <table:table-cell office:value-type="string" calcext:value-type="string">
            <text:p>ダイエットからのトライアスロンデビュー★</text:p>
            <text:p>豊中からの刺客豊中サマセミ副委員金高康博</text:p>
            <text:p>プロジェクター</text:p>
          </table:table-cell>
          <table:table-cell office:value-type="string" calcext:value-type="string">
            <text:p>おっぱいタッチマインドの会</text:p>
            <text:p>石橋由加(きゃさりん)</text:p>
            <text:p/>
          </table:table-cell>
          <table:table-cell office:value-type="string" calcext:value-type="string">
            <text:p>全国イケ麺&amp;秘湯の旅の楽しみ方!</text:p>
            <text:p>全国自治体職員イケメン部顧問 竹谷昭宏</text:p>
            <text:p/>
          </table:table-cell>
          <table:table-cell office:value-type="string" calcext:value-type="string">
            <text:p>知ることから始めよう</text:p>
            <text:p>こばなお</text:p>
            <text:p/>
          </table:table-cell>
          <table:table-cell table:number-columns-repeated="975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2限目</text:p>
          </table:table-cell>
          <table:table-cell table:style-name="ce20" office:value-type="string" calcext:value-type="string">
            <text:p>30分で出来るボールジャグリング</text:p>
            <text:p>尼崎ジャグリングクラブあまのジャグダイチ</text:p>
            <text:p/>
          </table:table-cell>
          <table:table-cell table:style-name="ce21" office:value-type="string" calcext:value-type="string">
            <text:p>自己理解、他者理解のワークショップ</text:p>
            <text:p>日本キャリア開発協会関西地区会員</text:p>
            <text:p>プロジェクター</text:p>
          </table:table-cell>
          <table:table-cell table:style-name="ce21" office:value-type="string" calcext:value-type="string">
            <text:p>SDGsの本質について考えてみよう!</text:p>
            <text:p>宮脇 秀和</text:p>
            <text:p>プロジェクター</text:p>
          </table:table-cell>
          <table:table-cell office:value-type="string" calcext:value-type="string">
            <text:p>普通の会社員が市議会議員になってみて</text:p>
            <text:p>池田りな</text:p>
            <text:p>プロジェクター</text:p>
          </table:table-cell>
          <table:table-cell table:style-name="ce7" office:value-type="string" calcext:value-type="string">
            <text:p>官浪の楽しい文房具講座</text:p>
            <text:p>官浪伸次</text:p>
            <text:p/>
          </table:table-cell>
          <table:table-cell table:style-name="ce7" office:value-type="string" calcext:value-type="string">
            <text:p>よく分かる日本の神道 ‐忍法を手がかりに</text:p>
            <text:p>薮野 正明</text:p>
            <text:p/>
          </table:table-cell>
          <table:table-cell table:style-name="ce7" office:value-type="string" calcext:value-type="string">
            <text:p>色からわかる金銭感覚としごと</text:p>
            <text:p>山本貴栄</text:p>
            <text:p>プロジェクター</text:p>
          </table:table-cell>
          <table:table-cell table:style-name="ce7" office:value-type="string" calcext:value-type="string">
            <text:p>N.Y 最新公園事情 公園女子レポート</text:p>
            <text:p>モリ ヒロミ</text:p>
            <text:p>プロジェクター</text:p>
          </table:table-cell>
          <table:table-cell table:style-name="ce7" office:value-type="string" calcext:value-type="string">
            <text:p>根付(ストラップ)を作ってみょう!!!</text:p>
            <text:p>オオハシサトコ</text:p>
            <text:p/>
          </table:table-cell>
          <table:table-cell table:style-name="ce7" office:value-type="string" calcext:value-type="string">
            <text:p>外反母趾を自分で治そう!</text:p>
            <text:p>和田壽子</text:p>
            <text:p/>
          </table:table-cell>
          <table:table-cell table:style-name="ce7" office:value-type="string" calcext:value-type="string">
            <text:p>6種の紙と1000色の色鉛筆で描く花火</text:p>
            <text:p>島村由花</text:p>
            <text:p/>
          </table:table-cell>
          <table:table-cell table:style-name="ce7" office:value-type="string" calcext:value-type="string">
            <text:p>みんなの怒りスイッチをさがせ!</text:p>
            <text:p>柏美香</text:p>
            <text:p/>
          </table:table-cell>
          <table:table-cell table:style-name="ce7" office:value-type="string" calcext:value-type="string">
            <text:p>今どきの歴史授業は体験だッ!!</text:p>
            <text:p>酒井 隆文・足立 望</text:p>
            <text:p>プロジェクター</text:p>
          </table:table-cell>
          <table:table-cell table:style-name="ce7" office:value-type="string" calcext:value-type="string">
            <text:p>#MARUの絵本(サマセミ特別版)</text:p>
            <text:p>エンクミサ</text:p>
            <text:p/>
          </table:table-cell>
          <table:table-cell table:style-name="ce7" office:value-type="string" calcext:value-type="string">
            <text:p>最先端科学でわかったあの世とこの世の関係</text:p>
            <text:p>小泉修平</text:p>
            <text:p>プロジェクター</text:p>
          </table:table-cell>
          <table:table-cell table:style-name="ce7" office:value-type="string" calcext:value-type="string">
            <text:p>「笑って」心も体も健康になろう!</text:p>
            <text:p>ほっとほほえみ尼崎</text:p>
            <text:p>プロジェクター</text:p>
          </table:table-cell>
          <table:table-cell table:style-name="ce7" office:value-type="string" calcext:value-type="string">
            <text:p>お金との付き合い方</text:p>
            <text:p>北村智</text:p>
            <text:p>プロジェクター</text:p>
          </table:table-cell>
          <table:table-cell table:style-name="ce7" office:value-type="string" calcext:value-type="string">
            <text:p>「光る君へ」と百人一首</text:p>
            <text:p>弘川よしえ</text:p>
            <text:p>プロジェクター</text:p>
          </table:table-cell>
          <table:table-cell table:style-name="ce7" office:value-type="string" calcext:value-type="string">
            <text:p>美味しいコーヒーを淹れてみよう♪</text:p>
            <text:p>ひで</text:p>
            <text:p>プロジェクター</text:p>
          </table:table-cell>
          <table:table-cell table:style-name="ce7" office:value-type="string" calcext:value-type="string">
            <text:p>よだれが気になる子集まれ～!</text:p>
            <text:p>伊藤恭子 こどものドヤ顔が見たいST</text:p>
            <text:p/>
          </table:table-cell>
          <table:table-cell table:style-name="ce7" office:value-type="string" calcext:value-type="string">
            <text:p>触れて学ぶ音の魔法♪ 打楽器体験</text:p>
            <text:p>カツヒコ.jp</text:p>
            <text:p/>
          </table:table-cell>
          <table:table-cell table:style-name="ce7" office:value-type="string" calcext:value-type="string">
            <text:p>絵本de学校ごっこ?(笑)タイムしょう</text:p>
            <text:p>ひまわりさん(谷田五沙子)</text:p>
            <text:p/>
          </table:table-cell>
          <table:table-cell table:style-name="ce7" office:value-type="string" calcext:value-type="string">
            <text:p>街も見た目が9割 ～都市景観の話～</text:p>
            <text:p>尼崎市 開発指導課</text:p>
            <text:p>プロジェクター</text:p>
          </table:table-cell>
          <table:table-cell table:style-name="ce7" office:value-type="string" calcext:value-type="string">
            <text:p>木陰の涼しさに学ぶ猛暑に負けない住まい方</text:p>
            <text:p>小南 俊文</text:p>
            <text:p>プロジェクター</text:p>
          </table:table-cell>
          <table:table-cell table:style-name="ce7" office:value-type="string" calcext:value-type="string">
            <text:p>小学生のモンテッソーリ教育を体験しよう!</text:p>
            <text:p>モンテッソーリ教師 いのぐちいつか</text:p>
            <text:p>プロジェクター</text:p>
          </table:table-cell>
          <table:table-cell table:style-name="ce7" office:value-type="string" calcext:value-type="string">
            <text:p>C'mon! SQUEAR DANCE</text:p>
            <text:p>くにちゃん</text:p>
            <text:p/>
          </table:table-cell>
          <table:table-cell table:style-name="ce7" office:value-type="string" calcext:value-type="string">
            <text:p>親子でビーズ箸を作ろう♪</text:p>
            <text:p>島崎 俊二</text:p>
            <text:p>プロジェクター</text:p>
          </table:table-cell>
          <table:table-cell table:style-name="ce7" office:value-type="string" calcext:value-type="string">
            <text:p>描くヨガ「ゼンタングル」を体験しよう</text:p>
            <text:p>ゼンタングル認定講師 西村浩子</text:p>
            <text:p>プロジェクター</text:p>
          </table:table-cell>
          <table:table-cell office:value-type="string" calcext:value-type="string">
            <text:p>体験型社会科</text:p>
            <text:p>高橋正明</text:p>
            <text:p>プロジェクター</text:p>
          </table:table-cell>
          <table:table-cell office:value-type="string" calcext:value-type="string">
            <text:p>俺のマーケティング～ヒット商品のひみつ～</text:p>
            <text:p>どっち?〇×</text:p>
            <text:p>プロジェクター</text:p>
          </table:table-cell>
          <table:table-cell office:value-type="string" calcext:value-type="string">
            <text:p>つくろう!手縫いでサニタリーケース</text:p>
            <text:p>コミュニティナース 福田 祥子</text:p>
            <text:p/>
          </table:table-cell>
          <table:table-cell office:value-type="string" calcext:value-type="string">
            <text:p>昔話から考えよう!～伝え上手・きき上手～</text:p>
            <text:p>あいり、くー、まなみん、みづき</text:p>
            <text:p>プロジェクター</text:p>
          </table:table-cell>
          <table:table-cell office:value-type="string" calcext:value-type="string">
            <text:p>話題/人気の漫画から学ぶ「人付き合い」</text:p>
            <text:p>中嶋 道太郎</text:p>
            <text:p>プロジェクター</text:p>
          </table:table-cell>
          <table:table-cell table:number-columns-repeated="977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3限目</text:p>
          </table:table-cell>
          <table:table-cell table:style-name="ce20" office:value-type="string" calcext:value-type="string">
            <text:p>LGBTQ+、はじめのはじめの第一歩!</text:p>
            <text:p>吉川ヒロ</text:p>
            <text:p>プロジェクター</text:p>
          </table:table-cell>
          <table:table-cell table:style-name="ce21" office:value-type="string" calcext:value-type="string">
            <text:p>中国茶について</text:p>
            <text:p>山下洋洋(ヤマシタ ヒロミ)</text:p>
            <text:p/>
          </table:table-cell>
          <table:table-cell table:style-name="ce21" office:value-type="string" calcext:value-type="string">
            <text:p>糖質制限ダイエットからがん対策??</text:p>
            <text:p>内山浩一</text:p>
            <text:p>プロジェクター</text:p>
          </table:table-cell>
          <table:table-cell office:value-type="string" calcext:value-type="string">
            <text:p>美味しい肉の焼き方を学ぼう!世界のBBQ</text:p>
            <text:p>日本BBQ協会上級インストラクター早川</text:p>
            <text:p>プロジェクター</text:p>
          </table:table-cell>
          <table:table-cell table:style-name="ce7" office:value-type="string" calcext:value-type="string">
            <text:p>お笑い行政Radio in サマセミ</text:p>
            <text:p>お笑い行政講座(江上若葉・江上昇)</text:p>
            <text:p>プロジェクター</text:p>
          </table:table-cell>
          <table:table-cell table:style-name="ce7" office:value-type="string" calcext:value-type="string">
            <text:p>尼崎で音楽やろうぜ!</text:p>
            <text:p>みんなの尼崎大学軽音楽部</text:p>
            <text:p>プロジェクター</text:p>
          </table:table-cell>
          <table:table-cell table:style-name="ce7" office:value-type="string" calcext:value-type="string">
            <text:p>子どもたちの考えとは?親の時間とは?</text:p>
            <text:p>伊野部輝斗(いのべりきと)</text:p>
            <text:p/>
          </table:table-cell>
          <table:table-cell table:style-name="ce7" office:value-type="string" calcext:value-type="string">
            <text:p>曲芸の皿まわしを体験しよう!</text:p>
            <text:p>しんちゃん</text:p>
            <text:p/>
          </table:table-cell>
          <table:table-cell table:style-name="ce7" office:value-type="string" calcext:value-type="string">
            <text:p>うんこと算盤</text:p>
            <text:p>Wunchi-the-pooh</text:p>
            <text:p/>
          </table:table-cell>
          <table:table-cell table:style-name="ce7" office:value-type="string" calcext:value-type="string">
            <text:p>戦隊ヲタク集合!～次の戦隊を考えよう～</text:p>
            <text:p>上玉利 直樹</text:p>
            <text:p>プロジェクター</text:p>
          </table:table-cell>
          <table:table-cell table:style-name="ce7" office:value-type="string" calcext:value-type="string">
            <text:p>ディープな日本語を探る</text:p>
            <text:p>とおる</text:p>
            <text:p>プロジェクター</text:p>
          </table:table-cell>
          <table:table-cell table:style-name="ce7" office:value-type="string" calcext:value-type="string">
            <text:p>わくわくロープワーク!</text:p>
            <text:p>ボーイスカウト尼崎地区</text:p>
            <text:p>プロジェクター</text:p>
          </table:table-cell>
          <table:table-cell table:style-name="ce7" office:value-type="string" calcext:value-type="string">
            <text:p>歴博セミナー?身近な歴史文化を大切に</text:p>
            <text:p>?梨 政大</text:p>
            <text:p>プロジェクター</text:p>
          </table:table-cell>
          <table:table-cell table:style-name="ce7" office:value-type="string" calcext:value-type="string">
            <text:p>赤龍神リュウ牙</text:p>
            <text:p>赤龍神リュウ牙</text:p>
            <text:p/>
          </table:table-cell>
          <table:table-cell table:style-name="ce7" office:value-type="string" calcext:value-type="string">
            <text:p>朝ゴハンは金メダル</text:p>
            <text:p>食育サポーターの会</text:p>
            <text:p/>
          </table:table-cell>
          <table:table-cell table:style-name="ce7" office:value-type="string" calcext:value-type="string">
            <text:p>尼の宝!「公害クエスト」市民対話体験可!</text:p>
            <text:p>大原 一憲</text:p>
            <text:p/>
          </table:table-cell>
          <table:table-cell table:style-name="ce7" office:value-type="string" calcext:value-type="string">
            <text:p>ゲーム体験 アンガーマネジメント!</text:p>
            <text:p>池田真茶</text:p>
            <text:p/>
          </table:table-cell>
          <table:table-cell table:style-name="ce7" office:value-type="string" calcext:value-type="string">
            <text:p>お手玉遊び交流会 幼児～高齢者どなたでも</text:p>
            <text:p>尼崎のお手玉の会</text:p>
            <text:p/>
          </table:table-cell>
          <table:table-cell table:style-name="ce7" office:value-type="string" calcext:value-type="string">
            <text:p>望む未来を即興劇でみてみよう?</text:p>
            <text:p>RCTハーモナイザーズ</text:p>
            <text:p/>
          </table:table-cell>
          <table:table-cell table:style-name="ce7" office:value-type="string" calcext:value-type="string">
            <text:p>寸劇!障害者のリアルな日常生活あるある話</text:p>
            <text:p>住田 雅清</text:p>
            <text:p>プロジェクター</text:p>
          </table:table-cell>
          <table:table-cell table:style-name="ce7" office:value-type="string" calcext:value-type="string">
            <text:p>どれだけ伝わる?宇宙人のモンタージュ</text:p>
            <text:p>福田浩三</text:p>
            <text:p>プロジェクター</text:p>
          </table:table-cell>
          <table:table-cell table:style-name="ce7" office:value-type="string" calcext:value-type="string">
            <text:p>「はだしのゲン」を読みましょう</text:p>
            <text:p>後藤勝徳</text:p>
            <text:p>プロジェクター</text:p>
          </table:table-cell>
          <table:table-cell table:style-name="ce7" office:value-type="string" calcext:value-type="string">
            <text:p>初級日本刀講座&amp;尼崎藩の本心鏡智流槍術</text:p>
            <text:p>石川哲也</text:p>
            <text:p>プロジェクター</text:p>
          </table:table-cell>
          <table:table-cell table:style-name="ce7" office:value-type="string" calcext:value-type="string">
            <text:p>北の女が食べる西</text:p>
            <text:p>宮浦宜子</text:p>
            <text:p>プロジェクター</text:p>
          </table:table-cell>
          <table:table-cell table:style-name="ce7" office:value-type="string" calcext:value-type="string">
            <text:p>笑って子育てしたいねん♪</text:p>
            <text:p>くるやん</text:p>
            <text:p>プロジェクター</text:p>
          </table:table-cell>
          <table:table-cell table:style-name="ce7" office:value-type="string" calcext:value-type="string">
            <text:p>大ヒット映画「あまろっく」を語りつくそう</text:p>
            <text:p>とにかくみんなで映画の話をしたい立石</text:p>
            <text:p>プロジェクター</text:p>
          </table:table-cell>
          <table:table-cell table:style-name="ce7" office:value-type="string" calcext:value-type="string">
            <text:p>よく分かる!ソーシャルインクルージョン☆</text:p>
            <text:p>ふくし ふれあい 福成会</text:p>
            <text:p>プロジェクター</text:p>
          </table:table-cell>
          <table:table-cell table:style-name="ce7" office:value-type="string" calcext:value-type="string">
            <text:p>君ならどうする?スゴロクで悪質業者撃退!</text:p>
            <text:p>消費者トラブル解決し隊</text:p>
            <text:p/>
          </table:table-cell>
          <table:table-cell office:value-type="string" calcext:value-type="string">
            <text:p>あなたも国際人!?実践「やさしい日本語」</text:p>
            <text:p>上谷 崇之</text:p>
            <text:p>プロジェクター</text:p>
          </table:table-cell>
          <table:table-cell office:value-type="string" calcext:value-type="string">
            <text:p>自分の才能発見講座</text:p>
            <text:p>杉村 浩</text:p>
            <text:p>プロジェクター</text:p>
          </table:table-cell>
          <table:table-cell office:value-type="string" calcext:value-type="string">
            <text:p>室戸ユネスコ世界ジオパークから来ました!</text:p>
            <text:p>大西 亨</text:p>
            <text:p>プロジェクター</text:p>
          </table:table-cell>
          <table:table-cell office:value-type="string" calcext:value-type="string">
            <text:p>熱波師が語るサウナの魅力</text:p>
            <text:p>高山 裕明</text:p>
            <text:p/>
          </table:table-cell>
          <table:table-cell table:number-columns-repeated="978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4限目</text:p>
          </table:table-cell>
          <table:table-cell table:style-name="ce20" office:value-type="string" calcext:value-type="string">
            <text:p>はじめての交渉学</text:p>
            <text:p>追手門学院大学 学生スタッフ</text:p>
            <text:p>プロジェクター</text:p>
          </table:table-cell>
          <table:table-cell table:style-name="ce21" office:value-type="string" calcext:value-type="string">
            <text:p>シガーボックスジャグリング★超★入門</text:p>
            <text:p>ジャグリングメーカーきぞは工房 きぞはる</text:p>
            <text:p/>
          </table:table-cell>
          <table:table-cell table:style-name="ce21" office:value-type="string" calcext:value-type="string">
            <text:p>ラジオがつくるSDGs</text:p>
            <text:p>藤田勝彦</text:p>
            <text:p>プロジェクター</text:p>
          </table:table-cell>
          <table:table-cell office:value-type="string" calcext:value-type="string">
            <text:p>クィア・リーディングDE ザ・ベストテン</text:p>
            <text:p>景山幸信</text:p>
            <text:p>プロジェクター</text:p>
          </table:table-cell>
          <table:table-cell table:style-name="ce7" office:value-type="string" calcext:value-type="string">
            <text:p>人類はほ乳類だ!</text:p>
            <text:p>小松英子</text:p>
            <text:p>プロジェクター</text:p>
          </table:table-cell>
          <table:table-cell table:style-name="ce7" office:value-type="string" calcext:value-type="string">
            <text:p>スライムがあらわれた!</text:p>
            <text:p>曽田結士</text:p>
            <text:p>プロジェクター</text:p>
          </table:table-cell>
          <table:table-cell table:style-name="ce7" office:value-type="string" calcext:value-type="string">
            <text:p>知れば変わる歴史 阪神間のバス・鉄道</text:p>
            <text:p>伊丹公論編集委員 細尾哲也</text:p>
            <text:p>プロジェクター</text:p>
          </table:table-cell>
          <table:table-cell table:style-name="ce7" office:value-type="string" calcext:value-type="string">
            <text:p>日本の楽器『和太鼓』を体験!</text:p>
            <text:p>山中裕貴</text:p>
            <text:p/>
          </table:table-cell>
          <table:table-cell table:style-name="ce7" office:value-type="string" calcext:value-type="string">
            <text:p>甲子園で広島カープを応援する作法</text:p>
            <text:p>ビジターオオハシ</text:p>
            <text:p>プロジェクター</text:p>
          </table:table-cell>
          <table:table-cell table:style-name="ce7" office:value-type="string" calcext:value-type="string">
            <text:p>未定</text:p>
            <text:p>園田学園つながりプロジェクト</text:p>
            <text:p>プロジェクター</text:p>
          </table:table-cell>
          <table:table-cell table:style-name="ce7" office:value-type="string" calcext:value-type="string">
            <text:p>歴博セミナー? 自然災害伝承碑とは何かな</text:p>
            <text:p>桃谷和則</text:p>
            <text:p>プロジェクター</text:p>
          </table:table-cell>
          <table:table-cell table:style-name="ce7" office:value-type="string" calcext:value-type="string">
            <text:p>ゲームで体験中高生のアンガーマネジメント</text:p>
            <text:p>松本 千穂</text:p>
            <text:p/>
          </table:table-cell>
          <table:table-cell table:style-name="ce7" office:value-type="string" calcext:value-type="string">
            <text:p>コドモ帝国で自分のお店を出して店長体験!</text:p>
            <text:p>コドモ帝国企画メンバー(すずきめい他)</text:p>
            <text:p>プロジェクター</text:p>
          </table:table-cell>
          <table:table-cell table:style-name="ce7" office:value-type="string" calcext:value-type="string">
            <text:p>道の駅めぐり～家族5人で車中泊～</text:p>
            <text:p>ひでき・なつみ・かずは・たまき・めぐる</text:p>
            <text:p>プロジェクター</text:p>
          </table:table-cell>
          <table:table-cell table:style-name="ce7" office:value-type="string" calcext:value-type="string">
            <text:p>背骨コンディショニング</text:p>
            <text:p>尾崎</text:p>
            <text:p/>
          </table:table-cell>
          <table:table-cell table:style-name="ce7" office:value-type="string" calcext:value-type="string">
            <text:p>ありがとうを伝えるお葬式</text:p>
            <text:p>浦東誠</text:p>
            <text:p/>
          </table:table-cell>
          <table:table-cell table:style-name="ce7" office:value-type="string" calcext:value-type="string">
            <text:p>光る尼君へ～平安貴族の色合せを遊ぼう</text:p>
            <text:p>カラーリスト 山口恵美子</text:p>
            <text:p/>
          </table:table-cell>
          <table:table-cell table:style-name="ce7" office:value-type="string" calcext:value-type="string">
            <text:p>親子で書こうエンディングノート</text:p>
            <text:p>相続診断士 山本理恵</text:p>
            <text:p>プロジェクター</text:p>
          </table:table-cell>
          <table:table-cell table:style-name="ce7" office:value-type="string" calcext:value-type="string">
            <text:p>輝く未来を創る☆～幸せへの近道～</text:p>
            <text:p>yokko&amp;パパ太</text:p>
            <text:p>プロジェクター</text:p>
          </table:table-cell>
          <table:table-cell table:style-name="ce7" office:value-type="string" calcext:value-type="string">
            <text:p>成年後見制度の実際?</text:p>
            <text:p>司法書士池田先生、成年後見等支援センター</text:p>
            <text:p/>
          </table:table-cell>
          <table:table-cell table:style-name="ce7" office:value-type="string" calcext:value-type="string">
            <text:p>キャリアドリブン??クエストZERO??</text:p>
            <text:p>みねあきこ</text:p>
            <text:p>プロジェクター</text:p>
          </table:table-cell>
          <table:table-cell table:style-name="ce7" office:value-type="string" calcext:value-type="string">
            <text:p>このボードゲームが好きなんやけどどう?</text:p>
            <text:p>太田 洋平</text:p>
            <text:p>プロジェクター</text:p>
          </table:table-cell>
          <table:table-cell table:style-name="ce7" office:value-type="string" calcext:value-type="string">
            <text:p>「生きるって何?」心と身体が軽くなるヨガ</text:p>
            <text:p>富樫 朋美</text:p>
            <text:p/>
          </table:table-cell>
          <table:table-cell table:style-name="ce7" office:value-type="string" calcext:value-type="string">
            <text:p>オリジナルガラムマサラを作ろう講座</text:p>
            <text:p>添田真司</text:p>
            <text:p>プロジェクター</text:p>
          </table:table-cell>
          <table:table-cell table:style-name="ce7" office:value-type="string" calcext:value-type="string">
            <text:p>(仮)水素でお湯を沸かそう</text:p>
            <text:p>?ネッツトヨタ神戸 トヨタ店長</text:p>
            <text:p>プロジェクター</text:p>
          </table:table-cell>
          <table:table-cell table:style-name="ce7" office:value-type="string" calcext:value-type="string">
            <text:p>アマッコ?の知らない、おもちゃ遊びの世界</text:p>
            <text:p>田房加代</text:p>
            <text:p>プロジェクター</text:p>
          </table:table-cell>
          <table:table-cell office:value-type="string" calcext:value-type="string">
            <text:p>みんな大好き「甘い飲み物」糖分を調べよう</text:p>
            <text:p>武田ひろみ、古山みゆき</text:p>
            <text:p>プロジェクター</text:p>
          </table:table-cell>
          <table:table-cell office:value-type="string" calcext:value-type="string">
            <text:p>サマセミで体験してアタック25に出よう!</text:p>
            <text:p>古川 剛</text:p>
            <text:p>プロジェクター</text:p>
          </table:table-cell>
          <table:table-cell office:value-type="string" calcext:value-type="string">
            <text:p>病院に行く前にアロマで出来る10のこと</text:p>
            <text:p>訪問看護師 西森真理子</text:p>
            <text:p>プロジェクター</text:p>
          </table:table-cell>
          <table:table-cell office:value-type="string" calcext:value-type="string">
            <text:p>話して、聞いて、おはなしすごろく!</text:p>
            <text:p>こばやしこより</text:p>
            <text:p/>
          </table:table-cell>
          <table:table-cell office:value-type="string" calcext:value-type="string">
            <text:p>色鉛筆で自分の心とつながろう【色彩心理】</text:p>
            <text:p>Ruriko(ルリコ)</text:p>
            <text:p/>
          </table:table-cell>
          <table:table-cell table:number-columns-repeated="979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5限目</text:p>
          </table:table-cell>
          <table:table-cell table:style-name="ce20" office:value-type="string" calcext:value-type="string">
            <text:p>夢のアメリカンキャンパスライフ</text:p>
            <text:p>ベネット・レニエ</text:p>
            <text:p>プロジェクター</text:p>
          </table:table-cell>
          <table:table-cell table:style-name="ce21" office:value-type="string" calcext:value-type="string">
            <text:p>ここまでやるか!?声で家電を操る</text:p>
            <text:p>実践IOTハウス 山内</text:p>
            <text:p>プロジェクター</text:p>
          </table:table-cell>
          <table:table-cell table:style-name="ce21" office:value-type="string" calcext:value-type="string">
            <text:p>神様からのプレゼント</text:p>
            <text:p>三桝智恵里(ちぇりー)</text:p>
            <text:p>プロジェクター</text:p>
          </table:table-cell>
          <table:table-cell table:style-name="ce21" office:value-type="string" calcext:value-type="string">
            <text:p>孤独と孤立、青春時代をいかに生きるか。</text:p>
            <text:p>アオハル トワ</text:p>
            <text:p/>
          </table:table-cell>
          <table:table-cell table:style-name="ce7" office:value-type="string" calcext:value-type="string">
            <text:p>糖尿の真実と予防法/お札で楽しい開運</text:p>
            <text:p>池永 英明</text:p>
            <text:p/>
          </table:table-cell>
          <table:table-cell table:style-name="ce7" office:value-type="string" calcext:value-type="string">
            <text:p>ザ・リアル護身術(命を守るために)</text:p>
            <text:p>谷・大森・花市</text:p>
            <text:p/>
          </table:table-cell>
          <table:table-cell table:style-name="ce7" office:value-type="string" calcext:value-type="string">
            <text:p>昔の恋愛マンガに学ぶ2 めぞん一刻編</text:p>
            <text:p>清水 利信</text:p>
            <text:p>プロジェクター</text:p>
          </table:table-cell>
          <table:table-cell table:style-name="ce7" office:value-type="string" calcext:value-type="string">
            <text:p>アイデアの泉</text:p>
            <text:p>清水啓之(ボビー)</text:p>
            <text:p>プロジェクター</text:p>
          </table:table-cell>
          <table:table-cell table:style-name="ce7" office:value-type="string" calcext:value-type="string">
            <text:p>ずっとやりたかったことをやりなさい?</text:p>
            <text:p>長?くみ</text:p>
            <text:p/>
          </table:table-cell>
          <table:table-cell table:style-name="ce7" office:value-type="string" calcext:value-type="string">
            <text:p>まだまにあう?武庫川新駅の名前を考えよう</text:p>
            <text:p>北村まこと(小4)と若狭健作(46才)</text:p>
            <text:p>プロジェクター</text:p>
          </table:table-cell>
          <table:table-cell table:style-name="ce7" office:value-type="string" calcext:value-type="string">
            <text:p>見て、さわって、カラダのふしぎ発見!</text:p>
            <text:p>かわにしまちの保健室セミナー</text:p>
            <text:p>プロジェクター</text:p>
          </table:table-cell>
          <table:table-cell table:style-name="ce7" office:value-type="string" calcext:value-type="string">
            <text:p>シティズンシップ教育～より良き社会と政治</text:p>
            <text:p>西村健</text:p>
            <text:p>プロジェクター</text:p>
          </table:table-cell>
          <table:table-cell table:style-name="ce7" office:value-type="string" calcext:value-type="string">
            <text:p>あーとであじわうちがいのちがい</text:p>
            <text:p>まりこさん</text:p>
            <text:p/>
          </table:table-cell>
          <table:table-cell office:value-type="string" calcext:value-type="string">
            <text:p>CMのつくりかた</text:p>
            <text:p>NAO</text:p>
            <text:p/>
          </table:table-cell>
          <table:table-cell table:style-name="ce7" office:value-type="string" calcext:value-type="string">
            <text:p>兵庫県産木材や端材で何ができるか知ろう!</text:p>
            <text:p>さとみ(二号店のウエッシー)</text:p>
            <text:p>プロジェクター</text:p>
          </table:table-cell>
          <table:table-cell table:style-name="ce7" office:value-type="string" calcext:value-type="string">
            <text:p>子育てに役立つ動物占い心理学</text:p>
            <text:p>かおり先生</text:p>
            <text:p/>
          </table:table-cell>
          <table:table-cell table:style-name="ce7" office:value-type="string" calcext:value-type="string">
            <text:p>これであなたも「びん博士♪」</text:p>
            <text:p>辻 良太</text:p>
            <text:p>プロジェクター</text:p>
          </table:table-cell>
          <table:table-cell table:style-name="ce7" office:value-type="string" calcext:value-type="string">
            <text:p>他者と出会い,自分に出会う</text:p>
            <text:p>角田智恵美</text:p>
            <text:p/>
          </table:table-cell>
          <table:table-cell table:style-name="ce7" office:value-type="string" calcext:value-type="string">
            <text:p>体で学ぶ、身体から学ぶ</text:p>
            <text:p>三原しげっち重央</text:p>
            <text:p/>
          </table:table-cell>
          <table:table-cell table:style-name="ce7" office:value-type="string" calcext:value-type="string">
            <text:p>TOEIC350点でも、海外が楽しめる!</text:p>
            <text:p>Tomoki Ashida</text:p>
            <text:p>プロジェクター</text:p>
          </table:table-cell>
          <table:table-cell table:style-name="ce7" office:value-type="string" calcext:value-type="string">
            <text:p>みんなでつくろう、あそぼう</text:p>
            <text:p>たちばな</text:p>
            <text:p>プロジェクター</text:p>
          </table:table-cell>
          <table:table-cell table:style-name="ce7" office:value-type="string" calcext:value-type="string">
            <text:p>高校生企画発表するってよ(仮)</text:p>
            <text:p>あまらぶジュニアーず(仮)</text:p>
            <text:p>プロジェクター</text:p>
          </table:table-cell>
          <table:table-cell table:style-name="ce7" office:value-type="string" calcext:value-type="string">
            <text:p>災害に備えてマイ避難カードをつくろう!</text:p>
            <text:p>災害対策課職員(担当者未定)</text:p>
            <text:p>プロジェクター</text:p>
          </table:table-cell>
          <table:table-cell table:style-name="ce7" office:value-type="string" calcext:value-type="string">
            <text:p>東洋医学の脈診のお話</text:p>
            <text:p>さこ田けいいち</text:p>
            <text:p>プロジェクター</text:p>
          </table:table-cell>
          <table:table-cell table:style-name="ce7" office:value-type="string" calcext:value-type="string">
            <text:p>外資系IT企業で働くマインドセット</text:p>
            <text:p>Hero</text:p>
            <text:p>プロジェクター</text:p>
          </table:table-cell>
          <table:table-cell office:value-type="string" calcext:value-type="string">
            <text:p>なんだこれ?!のつくりかた</text:p>
            <text:p>ブッチーぶちょう(岩淵拓郎)</text:p>
            <text:p>プロジェクター</text:p>
          </table:table-cell>
          <table:table-cell office:value-type="string" calcext:value-type="string">
            <text:p>「見る力」を「視る力」にアップデート!</text:p>
            <text:p>塩川 雅美</text:p>
            <text:p>プロジェクター</text:p>
          </table:table-cell>
          <table:table-cell office:value-type="string" calcext:value-type="string">
            <text:p>リズムを知る・感じる・楽しむ音楽体験授業</text:p>
            <text:p>草野裕貴</text:p>
            <text:p>プロジェクター</text:p>
          </table:table-cell>
          <table:table-cell office:value-type="string" calcext:value-type="string">
            <text:p>保護司ってどんな仕事をしているの?</text:p>
            <text:p>尼崎市保護司会の有志</text:p>
            <text:p>プロジェクター</text:p>
          </table:table-cell>
          <table:table-cell office:value-type="string" calcext:value-type="string">
            <text:p>未定</text:p>
            <text:p>園田学園つながりプロジェクト</text:p>
            <text:p>プロジェクター</text:p>
          </table:table-cell>
          <table:table-cell table:style-name="ce7" office:value-type="string" calcext:value-type="string">
            <text:p>バンばんバンずきゅーんズキューン!?</text:p>
            <text:p>まいこん</text:p>
            <text:p/>
          </table:table-cell>
          <table:table-cell table:number-columns-repeated="979"/>
        </table:table-row>
        <table:table-row table:style-name="ro1">
          <table:table-cell table:number-columns-repeated="1013"/>
        </table:table-row>
        <table:table-row table:style-name="ro1">
          <table:table-cell table:number-columns-repeated="3"/>
          <table:table-cell>
            <draw:control table:end-cell-address="時間割.D15" table:end-x="3.205cm" table:end-y="0.414cm" draw:z-index="0" draw:style-name="gr1" draw:text-style-name="P1" svg:width="2.616cm" svg:height="0.725cm" svg:x="0.589cm" svg:y="0.141cm" draw:control="control1"/>
          </table:table-cell>
          <table:table-cell table:style-name="ce8"/>
          <table:table-cell table:style-name="ce13" office:value-type="string" calcext:value-type="string">
            <text:p>設定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9" office:value-type="string" calcext:value-type="string">
            <text:p>プロジェクタ数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0" office:value-type="string" calcext:value-type="string">
            <text:p>パソコン数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3">
          <table:table-cell table:number-columns-repeated="1013"/>
        </table:table-row>
        <table:table-row table:style-name="ro1">
          <table:table-cell table:number-columns-repeated="4"/>
          <table:table-cell table:style-name="ce11"/>
          <table:table-cell table:number-columns-repeated="1008"/>
        </table:table-row>
        <table:table-row table:style-name="ro1" table:number-rows-repeated="3">
          <table:table-cell table:number-columns-repeated="4"/>
          <table:table-cell table:style-name="ce12"/>
          <table:table-cell table:number-columns-repeated="1008"/>
        </table:table-row>
        <table:table-row table:style-name="ro1" table:number-rows-repeated="104855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割り振れなかった授業" table:style-name="ta1">
        <office:forms form:automatic-focus="false" form:apply-design-mode="false"/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時間割.C2:時間割.U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¥</number:text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¥</number:text>
      <number:number number:decimal-places="0" number:min-decimal-places="0" number:min-integer-digits="1" number:grouping="true"/>
    </number:number-style>
    <number:number-style style:name="N132">
      <number:text>¥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time-style style:name="N134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7P0" style:volatile="true">
      <number:text>¥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¥</number:text>
      <number:number number:decimal-places="2" number:min-decimal-places="2" number:min-integer-digits="1" number:grouping="true"/>
    </number:number-style>
    <number:number-style style:name="N139">
      <number:text>¥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0113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7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7P0"/>
    </number:number-style>
    <number:date-style style:name="N10118" number:language="ja" number:country="JP">
      <number:year number:style="long"/>
      <number:text>年</number:text>
      <number:month/>
      <number:text>月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 </number:text>
      <number:am-pm/>
    </number:time-style>
    <number:date-style style:name="N10123" number:language="ja" number:country="JP">
      <number:month number:textual="true"/>
      <number:text>-</number:text>
      <number:year/>
    </number:date-style>
    <number:date-style style:name="N10124" number:language="ja" number:country="JP">
      <number:day/>
      <number:text>-</number:text>
      <number:month number:textual="true"/>
    </number:date-style>
    <number:date-style style:name="N10125" number:language="ja" number:country="JP">
      <number:day/>
      <number:text>-</number:text>
      <number:month number:textual="true"/>
      <number:text>-</number:text>
      <number:year/>
    </number:date-style>
    <number:date-style style:name="N10126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00/00/00</text:date>, <text:time style:data-style-name="N2" text:time-value="01:12:35.488731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8T12:20:26.939000000</meta:creation-date>
    <dc:date>2024-05-08T02:18:34.643319989</dc:date>
    <meta:editing-duration>P5DT2H48M19S</meta:editing-duration>
    <meta:editing-cycles>439</meta:editing-cycles>
    <meta:generator>LibreOffice/24.2.3.2$Linux_X86_64 LibreOffice_project/4f88f79086d18691a72ac668802d5bc5b5a88122</meta:generator>
    <meta:document-statistic meta:table-count="2" meta:cell-count="387" meta:object-count="1"/>
  </office:meta>
</office:document-meta>
</file>

<file path=Basic/Standard/createTimeTable.xml><?xml version="1.0" encoding="utf-8"?>
<!DOCTYPE module  PUBLIC '-//OpenOffice.org//DTD OfficeDocument 1.0//EN'  'module.dtd'>
<script:module xmlns:script="http://openoffice.org/2000/script" script:name="createTimeTable" script:language="StarBasic">'
' Copyright (c) 2016 まいこん
' This software is released under the MIT License.
' http://opensource.org/licenses/mit-license.php
' 自動割振ツール
'  普通教室の想定は５室　時間割シートの教室ｎ列を挿入削除する事で増減可能
'  プロジェクタとＰＣは７台の想定 設定セルを編集する事で増減可能
' まいこん Ver1.0 2016/04/02 新規作成
' まいこん Ver2.0 2018/04/20 同一時間の同一センセイ回避機能追加
' まいこん Ver3.0 2021/05/08 今年度用の仕様変更
'

'Private classRoomMax                 As Integer
Private maxColumn                    As Integer
Private odsSheet                     As Object
Private Const MIN_ROW                As Integer = 2
Private Const MAX_ROW                As Integer = 11
Private Const MIN_COLUMN             As Integer = 3
Private Const DAY_TIME_COLUMN        As Integer = MIN_COLUMN - 1
Private Const CLASSROOM_ROW          As Integer = MIN_ROW - 1
Private pjtStock                     As Integer
Private pcStock                      As Integer
Private Const PROJECTOR_COLUMN       As Integer = MIN_COLUMN + 2
Private Const PROJECTOR_ROW          As Integer = MAX_ROW + 3
Private Const PC_COLUMN              As Integer = MIN_COLUMN + 2
Private Const PC_ROW                 As Integer = MAX_ROW + 4
Private errorTuitions( )             As Variant
Private Const TMP_SHEET_NAME         As String  = "一時シート"
Private Const ERROR_SHEET_NAME       As String  = "割り振れなかった授業"
Private tmpSheet                     As Object
Private crlf                         As String
Private Const CAN_TUITION_DELIMITER  As String  = "　　　・"
Private Const CLASSROOM_DELIMITER    As String  = "・"
Private Const BLANK                  As String  = ""
Private Const SPACE                  As String  = " "
Private Const SHIFT_JIS              As String  = "60"
Private Const UTF_8                  As String  = "76"
Private Const CSV_ENCODING           As String  = UTF_8
Private csvSheet                     As Object
Private csvCmp                       As Object
Private Const TUITION_PRIORITY_MIN   As Integer = 9
Private Const CLASSROOM_PRIORITY_MIN As Integer = 7
Private Const EQUIPMENT_PRIORITY_MIN As Integer = 3
Private Const TUITION_FORM_COLUMN    As Integer = 100	'ZZ
Private Const CAN_TUITION_COLUMN     As Integer = 16	'Q
Private Const CANT_TUITION_COLUMN    As Integer = 100	'ZZ
Private Const CLASSROOM_COLUMN       As Integer = 17	'R
Private Const EQUIPMENT_COLUMN       As Integer = 18	'S
Private Const TITLE_COLUMN           As Integer = 1		'B
Private Const TEACHER_COLUMN         As Integer = 2		'C
Private Const CATEGORY_COLUMN        As Integer = 5		'F
Private Const MSG_BOX_YES            As Integer = 6
Private categoryCounts( 9, 9)        As Integer

'
' 主処理
'
Sub Main
	initialize( )
	
	sortTemporarySheet( csvCmp)
	
	Dim i As Integer: i = 1
	While tmpSheet.getCellByPosition( 1, i).String &lt;&gt; BLANK
		setTuition( i)
		i = i + 1
	Wend
	
	destroy( csvCmp)
End Sub

'
' 初期化
'
Sub initialize
	Dim fileName As String: fileName = ThisComponent.getTitle( )
	Dim filePath As String: filePath = ConvertFromURL( ThisComponent.getLocation( ))
	Dim nextFile As String
	
	odsSheet = ThisComponent.CurrentController.ActiveSheet
	With odsSheet
'		プロジェクタ数とパソコン数を設定から取得
		pjtStock = CInt( .getCellByPosition( PROJECTOR_COLUMN, PROJECTOR_ROW).String)
		pcStock  = CInt( .getCellByPosition( PC_COLUMN, PC_ROW).String)
'		改行コード
		crlf      = Chr$( 10)
		'delimiter = "　　　・"	'・や,
	
		Dim j As Integer: j = MIN_COLUMN
'		教室の最大数を取得
		While .getCellByPosition( j, CLASSROOM_ROW).String &lt;&gt; BLANK
'			print .getCellByPosition( j, 1).String
'			If InStr( .getCellByPosition( j, 1).String, "普通教室") &gt; 0 Then
'				classRoomMax = j
'			End If
			j = j + 1
		Wend
		maxColumn = j - 1
		If MSG_BOX_YES = MsgBox( "自動割り振りの前に初期化を実行しますか？" &amp; crlf &amp; _
		"手動で事前割り振りを行う場合は初期化しないで（いいえを選択して）下さい" &amp; crlf &amp; _
		"初期化すると既存の割り振りは削除されます", 36, "自動割り振りを開始します") Then
'			既存の時間割を削除（書式は残す）
			.getCellRangeByPosition( MIN_COLUMN, MIN_ROW, maxColumn, MAX_ROW).clearContents( _
				com.sun.star.sheet.CellFlags.STRING + com.sun.star.sheet.CellFlags.VALUE)
		End If
	End With
	With ThisComponent.getSheets( )
'		エラーの初期化
		.removeByName( ERROR_SHEET_NAME)
		.insertNewByName( ERROR_SHEET_NAME, 1)
	End With
	
'	同じ階層の最初に見付けたCSVを開く
	nextFile = Dir( Left( filePath, Len( filePath) - Len( fileName)), 0)
	Do While nextFile &lt;&gt; BLANK
'		print Mid(nextFile, Len( nextFile) - 3)
		If Mid( nextFile, Len( nextFile) - 3) = ".csv" Then
			Exit Do
		End If
		nextFile = Dir
	Loop
	
	Dim csvPty( 1) As New com.sun.star.beans.PropertyValue
	csvPty( 0).Name  = "FilterName"
	csvPty( 0).Value = "Text - txt - csv (StarCalc)"
	csvPty( 1).Name  = "FilterOptions"
	csvPty( 1).Value = "44,34,"&amp; CSV_ENCODING &amp;",1"
'	print ConvertToURL( Left( filePath, Len( filePath) - Len( fileName)) &amp; nextFile)
	csvCmp = _
		StarDesktop.loadComponentFromURL( _
			ConvertToURL( Left( filePath, Len( filePath) - Len( fileName)) &amp; nextFile), _
			"_default", 0, csvPty)
	csvSheet = csvCmp.getSheets( ).getByIndex( 0)
	createTemporarySheet( csvCmp)
End Sub

'
' 授業割り振り
'
Sub setTuition( ByVal row As Integer)
	Dim tuitionForm As String: tuitionForm = tmpSheet.getCellByPosition( TUITION_FORM_COLUMN, row).String
	Dim canTuitions( ) As Variant
	canTuitions = getArray( CAN_TUITION_COLUMN, row, CAN_TUITION_DELIMITER)
'	Dim cantTuitions( 0) As String
'	If tmpSheet.getCellByPosition( CANT_TUITION_COLUMN, row).String &lt;&gt; BLANK Then
'		ReDim cantTuitions( Ubound( Split( tmpSheet.getCellByPosition( CANT_TUITION_COLUMN, row).String, delimiter))) As String
'		cantTuitions = Split( tmpSheet.getCellByPosition( CANT_TUITION_COLUMN, row).String, delimiter)
'	Else
'		cantTuitions( 0) = BLANK
'	End If
	Dim classRooms( ) As Variant
	classRooms = getArray( CLASSROOM_COLUMN, row, CLASSROOM_DELIMITER)
	Dim equipments( ) As Variant
	equipments = getArray( EQUIPMENT_COLUMN, row, CLASSROOM_DELIMITER)
	
	Dim tmpCanTuitions( ) As Variant
	For Each canTuition In canTuitions
		Select Case Replace( canTuition, "　", "")
		Case "３日(土)午前"
			Redim Preserve tmpCanTuitions( Ubound( tmpCanTuitions) + 2) As Variant
			tmpCanTuitions( Ubound( tmpCanTuitions) - 1) = 0'"８月５日（土）1限目"
			tmpCanTuitions( Ubound( tmpCanTuitions))     = 1'"８月５日（土）2限目"
		Case "３日(土)午後"
			Redim Preserve tmpCanTuitions( Ubound( tmpCanTuitions) + 3) As Variant
			tmpCanTuitions( Ubound( tmpCanTuitions) - 2) = 2'"８月５日（土）3限目"
			tmpCanTuitions( Ubound( tmpCanTuitions) - 1) = 3'"８月５日（土）4限目"
			tmpCanTuitions( Ubound( tmpCanTuitions))     = 4'"８月５日（土）5限目"
		Case "４日(日)午前"
			Redim Preserve tmpCanTuitions( Ubound( tmpCanTuitions) + 2) As Variant
			tmpCanTuitions( Ubound( tmpCanTuitions) - 1) = 5'"８月６日（日）1限目"
			tmpCanTuitions( Ubound( tmpCanTuitions))     = 6'"８月６日（日）2限目"
		Case "４日(日)午後"
			Redim Preserve tmpCanTuitions( Ubound( tmpCanTuitions) + 3) As Variant
			tmpCanTuitions( Ubound( tmpCanTuitions) - 2) = 7'"８月６日（日）3限目"
			tmpCanTuitions( Ubound( tmpCanTuitions) - 1) = 8'"８月６日（日）4限目"
			tmpCanTuitions( Ubound( tmpCanTuitions))     = 9'"８月６日（日）5限目"
		End Select
	Next canTuition
	canTuitions = tmpCanTuitions
	equipments( 0) = Trim( Replace( tmpSheet.getCellByPosition( EQUIPMENT_COLUMN, row).String, "希望する", "プロジェクター"))
	
	Dim teacher As String: teacher = tmpSheet.getCellByPosition( TEACHER_COLUMN, row).String
	Dim category As Integer: category = getCategory( row)
	Dim detail As String: detail = _
		tmpSheet.getCellByPosition( TITLE_COLUMN, row).String &amp; crlf &amp;_
		teacher &amp; crlf &amp;_
		equipments( 0)'Replace( tmpSheet.getCellByPosition( EQUIPMENT_COLUMN, row).String, delimiter, SPACE)
		' TODO: その他の長文を短く
	
	For Each canTuition In canTuitions
		For Each classRoom In classRooms
			For j = MIN_COLUMN To maxColumn Step 1
				If odsSheet.getCellByPosition( j, canTuition + 2).String = BLANK And _
				( InStr( odsSheet.getCellByPosition( j, CLASSROOM_ROW).String, Left( classRoom, 2)) &gt; 0 Or _
				Left( classRoom, 6) = "どこでもＯＫ") And _
				checkCategoryCount( canTuitions, category, categoryCounts( canTuition, category)) Then
'					市尼の場合は全室プロジェクタ可能なので確認不要
'					checkEquipment( i, equipments) Then
'							For k = MIN_COLUMN To j - 1 Step 1
'								同一時間同一センセイを回避
'								If 0 &lt; InStr( odsSheet.getCellByPosition( k, i).String, teacher) Then
'									GoTo Continue
'								End If
'							Next k
'							If 0 &lt; InStr( tuitionForm, "単発") Or tuitionForm = BLANK Then
					odsSheet.getCellByPosition( j, canTuition + 2).String = detail
					categoryCounts( canTuition, category) = categoryCounts( canTuition, category) + 1
					Exit Sub
'							Else
'								連続
'								If i &lt;&gt; Int( ( MIN_ROW + MAX_ROW) / 2) And i &lt;&gt; MAX_ROW Then
'									If odsSheet.getCellByPosition( j, i + 1).String = BLANK And _
'									checkEquipment( i + 1, equipments) Then
'										odsSheet.getCellByPosition( j, i).String = detail
'										odsSheet.getCellByPosition( j, i + 1).String = detail
'										Exit Sub
'									End If
'								End If
'							End If
				End If
'					Continue:
			Next j
		Next classRoom
	Next canTuition
	
	addErrorTuition( row)
End Sub

'
' 一時シート作成
'
Sub createTemporarySheet( ByVal csvCmp As Object)
	csvCmp.getSheets( ).copyByName( csvSheet.Name, TMP_SHEET_NAME, 1)
	tmpSheet = csvCmp.getSheets( ).getByName( TMP_SHEET_NAME)
End Sub

'
' CSVの並べ替え
'
Sub sortTemporarySheet( ByVal csvCmp As Object)
	Dim sortPty( 1) As New com.sun.star.beans.PropertyValue
	Dim sortField( 0) As New com.sun.star.util.SortField
	
	sortField( 0).Field = 1
	sortField( 0).SortAscending = True
	sortPty( 0).Name = "SortFields"
	sortPty( 0).Value = sortField( )
	sortPty( 1).Name = "ContainsHeader"
	sortPty( 1).Value = True
	
	Dim cursor As Object
	cursor = tmpSheet.createCursorByRange( tmpSheet.getCellByPosition( 0, 0))
	cursor.gotoEndOfUsedArea( True)
	
'	申し込み順に並べ替え
'	tmpSheet.getCellRangeByPosition( 0, 0, cursor.getColumns.Count, cursor.getRows.Count). _
'		sort( sortPty( ))
	
	Dim i As Integer: i = 1
	While tmpSheet.getCellByPosition( 1, i).String &lt;&gt; BLANK
		tmpSheet.getCellByPosition( cursor.getColumns.Count, i).String = _
			parsePriority( _
				tmpSheet.getCellByPosition( CAN_TUITION_COLUMN, i).String , _
				tmpSheet.getCellByPosition( CANT_TUITION_COLUMN, i).String , _
				tmpSheet.getCellByPosition( TUITION_FORM_COLUMN, i).String , _
				tmpSheet.getCellByPosition( CLASSROOM_COLUMN, i).String , _
				tmpSheet.getCellByPosition( EQUIPMENT_COLUMN, i).String _
			)
		i = i + 1
	Wend
	
'	優先順位順に並べ替え
	sortField( 0).Field = cursor.getColumns.Count
	sortPty( 0).Value = sortField( )
	tmpSheet.getCellRangeByPosition( 0, 0, cursor.getColumns.Count, cursor.getRows.Count). _
		sort( sortPty( ))
End Sub

'
' 一時シート削除
'
Sub deleteTemporarySheet( ByVal csvCmp As Object)
	csvCmp.getSheets( ).removeByName( TMP_SHEET_NAME)
End Sub

'
' エラー授業
'  既に埋まってて割り振れなかった授業を別シートへ出力する
'
Sub addErrorTuition( ByVal row As Integer)
	ReDim Preserve errorTuitions( Ubound( errorTuitions) + 1) As Variant
	errorTuitions( Ubound( errorTuitions)) = _
		tmpSheet.getCellByPosition( 1, row).String &amp; SPACE &amp; _
			tmpSheet.getCellByPosition( 2, row).String
	
	Dim cursor As Object
	cursor = tmpSheet.createCursorByRange( tmpSheet.getCellByPosition( 0, 0))
	cursor.gotoEndOfUsedArea( True)
		
	With ThisComponent.Sheets( 1)
		.Rows.insertByIndex( 0, 1)
		.getCellRangeByPosition( 0, 0, cursor.getColumns.Count - 2, 0).setDataArray( _
			tmpSheet.getCellRangeByPosition( _
				0, row, cursor.getColumns.Count - 2, row _
			).getDataArray( ) _
		)
	End With
End Sub

'
' 破棄処理
'
Sub destroy( ByVal csvCmp As Object)
	deleteTemporarySheet( csvCmp)
'	csvSheet.dispose( )
	csvCmp.dispose( )
	ThisComponent.store( )
	If 0 &lt;= Ubound( errorTuitions) Then
		Dim errorMsg As String: errorMsg = crlf
		For Each tuition In errorTuitions
			errorMsg = errorMsg &amp; tuition &amp; crlf
		Next tuition
		Msgbox( _
			"自動割り振りが異常終了しました。" &amp; crlf &amp; _
			"割り振れなかった授業はこちら…" &amp; crlf &amp; _
			errorMsg &amp; crlf &amp; _
			"割り振れなかった授業シートを確認して下さい。"_
		)
	Else
		Msgbox( "自動割り振りが正常終了しました。")
	End If
End Sub

'
' 優先順位の解析
'  開講できる日時、開講できない日時、希望教室　（複数選択可）、要望する機材など
'  を解析して辞書順の優先順位を返す
'
Function parsePriority( _
	ByVal canTuition As String, _
	ByVal cantTuition As String, _
	ByVal tuitionForm As String, _
	ByVal classRoom As String, _
	ByVal equipment As String _
) As String
	Dim tuitionPri As Integer
	If Len( canTuition) &gt; 0 Then
'		開講できる日時が指定されている場合
		tuitionPri = Ubound( Split( canTuition, CAN_TUITION_DELIMITER))
	ElseIf Len( cantTuition) &gt; 0 Then
'		開講できない日時が指定されている場合
		tuitionPri = TUITION_PRIORITY_MIN - Ubound( Split( cantTuition, CAN_TUITION_DELIMITER))
'	Else
'		できる日時もできない日時も指定されていない場合
'		tuitionPri = TUITION_PRIORITY_MIN
	End If
	
'		連続講座優先
	Dim formPri As Integer
	If tuitionForm = BLANK Then
'		省略されている場合は単発
		formPri = 1
	Else
		formPri = InStr( tuitionForm, "単発")
	End If
	
'	教室はどこでもＯＫが多い程優先順位が低い
	Dim classRoomPri As Integer
	If InStr( classRoom, "どこでもＯＫ") = 0 Then
'		希望教室　（複数選択可）が指定されている場合
		classRoomPri = Ubound( Split( classRoom, CLASSROOM_DELIMITER))
	Else
		classRoomPri = CLASSROOM_PRIORITY_MIN - InStr( classRoom, "どこでもＯＫ")
	End If
	
'	機材は指定が多い程優先順位が高い
	Dim equipmentPri As Integer: equipmentPri = EQUIPMENT_PRIORITY_MIN - InStr( equipment, "希望する")
	If equipment = BLANK Then
'		要望する機材などが指定されていない場合
		equipmentPri = EQUIPMENT_PRIORITY_MIN
	End If
	parsePriority = CStr( tuitionPri) &amp; CStr( formPri) &amp; CStr( classRoomPri) &amp; CStr( equipmentPri)
End Function

'
' 機材の確認
'  機材が有ればTrue 無ければFalseを返す
'
Function checkEquipment( ByVal i As Integer, ByVal equipments( ) As Variant) As Boolean
	Dim prjCount As Integer: prjCount = 0
	Dim pcCount As Integer: pcCount = 0
	
	For j = MIN_COLUMN To maxColumn Step 1
		If odsSheet.getCellByPosition( j, i).String = BLANK Then
'			未設定コマの場合
			GoTo Continue
		ElseIf Ubound( Split( odsSheet.getCellByPosition( j, i).String, crlf)) &lt; 2 Then
'			設定済だが機材無の場合
			GoTo Continue
		Else
			For Each equipment In Split( Split( odsSheet.getCellByPosition( j, i).String, crlf)( 2), SPACE)
				Select Case equipment
				Case "プロジェクター"
					prjCount = prjCount + 1
				Case "パソコン"
					pcCount = pcCount + 1
				End Select
			Next equipment
		End If
	Continue:
	Next j
	For Each equipment In equipments
		Select Case Trim( equipment)
		Case "プロジェクター"
			If prjCount = pjtStock Then
				checkEquipment = False
			End If
		Case "パソコン"
			If pcCount = pcStock Then
				checkEquipment = False
			End If
		End Select
	Next equipment
	checkEquipment = True
End Function

'
' カテゴリの確認
'  開講可能日時の範囲内でカテゴリの割当回数が最低ならばTrue それ以外であればFalseを返す
'
Function checkCategoryCount( ByVal canTuitions( ) As Variant, ByVal category As Integer, ByVal currentCount As Integer) As Boolean
	Dim minCount As Integer: minCount = 99
	For Each canTuition In canTuitions
		If categoryCounts( canTuition, category) &lt; minCount Then
			minCount = categoryCounts( canTuition, category)
		End If
	Next canTuition
	
	If currentCount = minCount Then
		checkCategoryCount = True
	Else
		checkCategoryCount = False
	End If
End Function

'
' カテゴリを取得する
'  カテゴリの文字列を添え字用数値に変換して返す
'
Function getCategory( ByVal row As Integer) As Integer
	Select Case tmpSheet.getCellByPosition( CATEGORY_COLUMN, row).String
	Case "１．ことば"
		getCategory = 0
	Case "２．かず"
		getCategory = 1
	Case "３．しぜん"
		getCategory = 2
	Case "４．よのなか"
		getCategory = 3
	Case "５．からだ"
		getCategory = 4
	Case "６．つくる"
		getCategory = 5
	Case "７．おと"
		getCategory = 6
	Case "８．こころ"
		getCategory = 7
	Case "９．くらし"
		getCategory = 8
	Case "１０．アート"
		getCategory = 9
	End Select
End Function

'
' 指定されたセルの文字列を分割して配列化する
'  配列を返す
'
Function getArray( ByVal column As Integer, ByVal row As Integer, ByVal delimiter As String) As Variant
'	Dim a( 0) As Variant
	If tmpSheet.getCellByPosition( column, row).String &lt;&gt; BLANK Then
'		ReDim a( Ubound( Split( tmpSheet.getCellByPosition( column, row).String, delimiter))) As Variant
		getArray = Split( tmpSheet.getCellByPosition( column, row).String, delimiter)
		Exit Function
	End If
'	array( 0) = BLANK
	
	getArray = Array( BLANK)
End Function

Function addArray( stringArray As String) As Variant
	Redim Preserve stringArray( Ubound( stringArray) + 1)
	addArray = stringArray
End Function

Sub test
	Msgbox Instr( "普通の教室", "普通の教室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teTime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